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6000000E6D5DE86083DC39522.png" manifest:media-type="image/png"/>
  <manifest:file-entry manifest:full-path="Pictures/10000201000000E6000000E6313F2C75B616C07C.png" manifest:media-type="image/png"/>
  <manifest:file-entry manifest:full-path="Pictures/10000000000000E90000009C9D028F65F908E056.jpg" manifest:media-type="image/jpeg"/>
  <manifest:file-entry manifest:full-path="Pictures/10000201000000F60000005D4D76FF802426232F.png" manifest:media-type="image/png"/>
  <manifest:file-entry manifest:full-path="Pictures/1000000000000606000001A3F632A0504C777DBC.png" manifest:media-type="image/png"/>
  <manifest:file-entry manifest:full-path="Pictures/1000000000000606000001A3B9103F475D9C6F3B.png" manifest:media-type="image/png"/>
  <manifest:file-entry manifest:full-path="Pictures/10000201000000E6000000E621B7C057060FB802.png" manifest:media-type="image/png"/>
  <manifest:file-entry manifest:full-path="Pictures/10000000000000E90000009C3C48388303EB4D73.jpg" manifest:media-type="image/jpeg"/>
  <manifest:file-entry manifest:full-path="Pictures/1000000000000606000001A30DB5B56AB0D4805B.png" manifest:media-type="image/png"/>
  <manifest:file-entry manifest:full-path="Pictures/200000250000530A00005C11CEEA1D234D51D714.wmf" manifest:media-type="image/x-wmf"/>
  <manifest:file-entry manifest:full-path="Pictures/1000000000000606000001A378344EAD2060FBBF.png" manifest:media-type="image/png"/>
  <manifest:file-entry manifest:full-path="Pictures/10000000000000E90000009CF44C28E8A08FC2BD.jpg" manifest:media-type="image/jpeg"/>
  <manifest:file-entry manifest:full-path="Pictures/10000000000000DE000000919A176948691ECA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Neue1" svg:font-family="'Helvetica Neue'"/>
    <style:font-face style:name="Arial" svg:font-family="Arial"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Bauhaus 93" svg:font-family="'Bauhaus 93'" style:font-family-generic="decorative" style:font-pitch="variable"/>
    <style:font-face style:name="Liberation Sans2" svg:font-family="'Liberation Sans'" style:font-family-generic="decorative" style:font-pitch="variable"/>
    <style:font-face style:name="Helvetica Neue2"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Helvetica Neue3" svg:font-family="'Helvetica Neue'"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_33__5f_Default_20_-_20_Titelfolie_20_A-title">
      <style:graphic-properties draw:stroke="none" svg:stroke-width="0cm" draw:fill="none" draw:textarea-vertical-align="bottom" draw:auto-grow-height="false" draw:fit-to-size="false" fo:min-height="4.524cm" fo:padding-top="0.353cm" fo:padding-bottom="0.353cm" fo:padding-left="0.353cm" fo:padding-right="0.353cm" fo:wrap-option="wrap"/>
    </style:style>
    <style:style style:name="pr2" style:family="presentation" style:parent-style-name="_33__5f_Default_20_-_20_Titelfolie_20_A-subtitle">
      <style:graphic-properties draw:stroke="none" svg:stroke-width="0cm" draw:fill="none" draw:fill-color="#ffffff" draw:textarea-vertical-align="top" draw:auto-grow-height="false" draw:fit-to-size="false" fo:min-height="15.713cm" fo:padding-top="0.127cm" fo:padding-bottom="0.127cm" fo:padding-left="0.254cm" fo:padding-right="0.254cm" fo:wrap-option="wrap"/>
    </style:style>
    <style:style style:name="pr3" style:family="presentation" style:parent-style-name="_33__5f_Default_20_-_20_Titelfolie_20_A-notes">
      <style:graphic-properties draw:fill-color="#ffffff" fo:min-height="13.364cm"/>
    </style:style>
    <style:style style:name="pr4" style:family="presentation" style:parent-style-name="_34__5f_Default_20_-_20_Titelfolie_20_A-title">
      <style:graphic-properties fo:min-height="6.265cm"/>
    </style:style>
    <style:style style:name="pr5" style:family="presentation" style:parent-style-name="_34__5f_Default_20_-_20_Titelfolie_20_A-notes">
      <style:graphic-properties draw:fill-color="#ffffff" draw:auto-grow-height="true" fo:min-height="13.364cm"/>
    </style:style>
    <style:style style:name="pr6" style:family="presentation" style:parent-style-name="Default_20_-_20_Inhalt_20_1-spaltig-title">
      <style:graphic-properties fo:min-height="3.839cm"/>
    </style:style>
    <style:style style:name="pr7" style:family="presentation" style:parent-style-name="Default_20_-_20_Inhalt_20_1-spaltig-outline1">
      <style:graphic-properties fo:min-height="16.855cm"/>
    </style:style>
    <style:style style:name="pr8" style:family="presentation" style:parent-style-name="Default_20_-_20_Inhalt_20_1-spaltig-notes">
      <style:graphic-properties draw:fill-color="#ffffff" draw:auto-grow-height="true" fo:min-height="13.364cm"/>
    </style:style>
    <style:style style:name="pr9" style:family="presentation" style:parent-style-name="Default_20_-_20_Inhalt_20_1-spaltig-notes">
      <style:graphic-properties draw:fill-color="#ffffff" fo:min-height="13.364cm"/>
    </style:style>
    <style:style style:name="pr10" style:family="presentation" style:parent-style-name="_34__5f_Default_20_-_20_Titelfolie_20_A-title">
      <style:graphic-properties draw:auto-grow-height="true" fo:min-height="6.265cm"/>
    </style:style>
    <style:style style:name="P1" style:family="paragraph">
      <loext:graphic-properties draw:fill="none"/>
      <style:paragraph-properties fo:text-align="start" style:font-independent-line-spacing="true"/>
      <style:text-properties fo:font-size="60pt"/>
    </style:style>
    <style:style style:name="P2" style:family="paragraph">
      <style:paragraph-properties fo:text-align="start"/>
      <style:text-properties fo:font-size="40pt" fo:font-weight="bold" style:font-size-asian="40pt" style:font-weight-asian="bold" style:font-size-complex="40pt" style:font-weight-complex="bold"/>
    </style:style>
    <style:style style:name="P3" style:family="paragraph">
      <loext:graphic-properties draw:fill="none" draw:fill-color="#ffffff"/>
      <style:paragraph-properties fo:text-align="start" style:font-independent-line-spacing="true"/>
      <style:text-properties fo:font-size="40pt" fo:font-weight="bold" style:font-size-asian="40pt" style:font-weight-asian="bold" style:font-size-complex="40pt" style:font-weight-complex="bold"/>
    </style:style>
    <style:style style:name="P4" style:family="paragraph">
      <loext:graphic-properties draw:fill-color="#ffffff"/>
    </style:style>
    <style:style style:name="P5" style:family="paragraph">
      <style:text-properties fo:font-size="32pt" fo:font-weight="bold" style:font-size-asian="32pt" style:font-weight-asian="bold" style:font-size-complex="32pt" style:font-weight-complex="bold"/>
    </style:style>
    <style:style style:name="P6" style:family="paragraph">
      <style:paragraph-properties fo:text-align="start"/>
    </style:style>
    <style:style style:name="P7" style:family="paragraph">
      <loext:graphic-properties draw:fill-color="#ffffff"/>
      <style:text-properties fo:font-size="20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3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3__5f_Default_20_-_20_Titelfolie_20_A" presentation:presentation-page-layout-name="AL1T0">
        <office:forms form:automatic-focus="false" form:apply-design-mode="false"/>
        <draw:frame draw:name="Titel 3" presentation:style-name="pr1" draw:text-style-name="P1" draw:layer="layout" svg:width="33.479cm" svg:height="6.265cm" svg:x="1.28cm" svg:y="4.95cm" presentation:class="title" presentation:user-transformed="true">
          <draw:text-box>
            <text:p/>
          </draw:text-box>
        </draw:frame>
        <draw:frame draw:name="Untertitel 4" presentation:style-name="pr2" draw:text-style-name="P3" draw:layer="layout" svg:width="33.479cm" svg:height="4.149cm" svg:x="1.28cm" svg:y="11.79cm" presentation:class="subtitle" presentation:user-transformed="true">
          <draw:text-box>
            <text:p text:style-name="P2"><text:span text:style-name="T1">PLUS (WIP)</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_34__5f_Default_20_-_20_Titelfolie_20_A" presentation:presentation-page-layout-name="AL2T19">
        <office:forms form:automatic-focus="false" form:apply-design-mode="false"/>
        <draw:frame presentation:style-name="pr4" draw:text-style-name="P5" draw:layer="layout" svg:width="21.308cm" svg:height="6.265cm" svg:x="13.451cm" svg:y="6.68cm" presentation:class="title" presentation:user-transformed="true">
          <draw:text-box>
            <text:p text:style-name="P5"><text:span text:style-name="T2">Implementation</text:span></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Design Questions</text:p>
          </draw:text-box>
        </draw:frame>
        <draw:frame presentation:style-name="pr7" draw:layer="layout" svg:width="33.479cm" svg:height="17.105cm" svg:x="1.279cm" svg:y="7.642cm" presentation:class="outline">
          <draw:text-box>
            <text:list text:style-name="L2">
              <text:list-item>
                <text:p text:style-name="P6"><text:span text:style-name="T3">How do we separate a layer into two layers?</text:span></text:p>
                <text:list>
                  <text:list-item>
                    <text:p text:style-name="P6">PLUS can not be treated as a transparent layer.</text:p>
                  </text:list-item>
                </text:list>
              </text:list-item>
              <text:list-item>
                <text:p text:style-name="P6">How do we make it easy to integrate into existing code?</text:p>
                <text:list>
                  <text:list-item>
                    <text:p text:style-name="P6">By making it a transparent layer?</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About PLUS</text:p>
          </draw:text-box>
        </draw:frame>
        <draw:frame presentation:style-name="pr7" draw:layer="layout" svg:width="33.479cm" svg:height="17.105cm" svg:x="1.279cm" svg:y="7.642cm" presentation:class="outline">
          <draw:text-box>
            <text:list text:style-name="L2">
              <text:list-item>
                <text:p>PLUS mandates encryption and integrity protection</text:p>
                <text:list>
                  <text:list-item>
                    <text:p>Should the PLUS code deal with encryption/integrity or should this be delegated to the outer layer code.</text:p>
                  </text:list-item>
                </text:list>
              </text:list-item>
              <text:list-item>
                <text:p>PLUS mandates feedback channels</text:p>
                <text:list>
                  <text:list-item>
                    <text:p>Should PLUS code deal with … </text:p>
                  </text:list-item>
                </text:list>
              </text:list-item>
              <text:list-item>
                <text:p>PLUS introduces connection semantics.</text:p>
                <text:list>
                  <text:list-item>
                    <text:p>Should the PLUS code deal with ...</text:p>
                  </text:list-item>
                </text:list>
              </text:list-item>
              <text:list-item>
                <text:p>Should these be as transparent as possible?</text:p>
                <text:list>
                  <text:list-item>
                    <text:p>Compromise: Design the API to be usable either way.</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presentation:user-transformed="true">
          <draw:text-box>
            <text:p>API</text:p>
          </draw:text-box>
        </draw:frame>
        <draw:frame presentation:style-name="pr7" draw:layer="layout" svg:width="33.479cm" svg:height="17.105cm" svg:x="1.279cm" svg:y="7.642cm" presentation:class="outline">
          <draw:text-box>
            <text:list text:style-name="L2">
              <text:list-item>
                <text:p>High level API</text:p>
                <text:list>
                  <text:list-item>
                    <text:p>Provides connection objects that can be used by existing code as if it were a normal connection object (like TCP).</text:p>
                    <text:list>
                      <text:list-item>
                        <text:p>Thus handles connection multiplexing, encryption and PCF feedback/requests transparently.</text:p>
                      </text:list-item>
                    </text:list>
                  </text:list-item>
                </text:list>
              </text:list-item>
              <text:list-item>
                <text:p>Low level API</text:p>
                <text:list>
                  <text:list-item>
                    <text:p>Provides raw access to sending and receiving packets, does not perform connection multiplexing, encryption/integrity/pcf can be handled by the outer layer completely if wanted.</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Crypto Context &amp; Feedback Channel</text:p>
          </draw:text-box>
        </draw:frame>
        <draw:frame presentation:style-name="pr7" draw:layer="layout" svg:width="33.479cm" svg:height="17.105cm" svg:x="1.279cm" svg:y="7.642cm" presentation:class="outline" presentation:user-transformed="true">
          <draw:text-box>
            <text:list text:style-name="L2">
              <text:list-item>
                <text:p>Each connection has a <text:span text:style-name="T4">crypto context</text:span> and a <text:span text:style-name="T4">feedback </text:span><text:span text:style-name="T4">channel </text:span><text:span text:style-name="T5">provided by the outer layer.</text:span></text:p>
              </text:list-item>
              <text:list-item>
                <text:p><text:span text:style-name="T5">Crypto context needs to provide two methods:</text:span></text:p>
                <text:list>
                  <text:list-item>
                    <text:p><text:span text:style-name="T5">EncryptAndProtect(header, payload): Perform integrity protection and </text:span><text:span text:style-name="T5">encryption.</text:span></text:p>
                  </text:list-item>
                  <text:list-item>
                    <text:p><text:span text:style-name="T5">DecryptAndValidate(header, payload): Perform integrity check and </text:span><text:span text:style-name="T5">decryption.</text:span></text:p>
                  </text:list-item>
                </text:list>
              </text:list-item>
              <text:list-item>
                <text:p><text:span text:style-name="T5">Feedback channel needs to provide one method:</text:span></text:p>
                <text:list>
                  <text:list-item>
                    <text:p><text:span text:style-name="T5">SendFeedback(data): Sends data back as PCF feedback. </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Control Flow</text:p>
          </draw:text-box>
        </draw:frame>
        <draw:frame presentation:style-name="pr7" draw:layer="layout" svg:width="33.479cm" svg:height="17.105cm" svg:x="1.279cm" svg:y="7.642cm" presentation:class="outline">
          <draw:text-box>
            <text:list text:style-name="L2">
              <text:list-item>
                <text:p>Upon sending the PLUS layer calls the crypto context’s <text:span text:style-name="T4">EncryptAndProtect</text:span>.</text:p>
              </text:list-item>
              <text:list-item>
                <text:p>Upon receiving the PLUS layer calls the crypto context’s <text:span text:style-name="T4">DecryptAndValidate</text:span>.</text:p>
              </text:list-item>
              <text:list-item>
                <text:p>Upon receiving an extended header with a PCF request the PLUS layer invokes the feedback channel’s <text:span text:style-name="T4">SendFeedback</text:span>.</text:p>
              </text:list-item>
              <text:list-item>
                <text:p>Upon receiving PCF feedback the outer layer will call the <text:span text:style-name="T4">AddFeedback</text:span> method provided by the PLUS layer.</text:p>
              </text:list-item>
            </text:list>
          </draw:text-box>
        </draw:frame>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Issues</text:p>
          </draw:text-box>
        </draw:frame>
        <draw:frame presentation:style-name="pr7" draw:layer="layout" svg:width="33.479cm" svg:height="17.105cm" svg:x="1.279cm" svg:y="7.642cm" presentation:class="outline">
          <draw:text-box>
            <text:list text:style-name="L2">
              <text:list-item>
                <text:p>The PLUS layer performs callbacks to the crypto context and feedback channel which means that these methods should be non-blocking. The PLUS layer may hold locks to internal state that should not be modified during these callbacks. Thus: Callbacks should not attempt to read or send data from the connection and should only perform read access to the connection object’s internal state. Otherwise deadlocking may occur. </text:p>
              </text:list-item>
            </text:list>
          </draw:text-box>
        </draw:frame>
        <presentation:notes draw:style-name="dp2">
          <draw:page-thumbnail draw:style-name="gr1" draw:layer="layout" svg:width="14.848cm" svg:height="11.136cm" svg:x="3.075cm" svg:y="2.257cm" draw:page-number="8" presentation:class="page"/>
          <draw:frame presentation:style-name="pr9" draw:text-style-name="P4" draw:layer="layout" svg:width="16.799cm" svg:height="13.364cm" svg:x="2.1cm" svg:y="14.107cm" presentation:class="notes" presentation:placeholder="true">
            <draw:text-box/>
          </draw:frame>
        </presentation:notes>
      </draw:page>
      <draw:page draw:name="page9"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Issues</text:p>
          </draw:text-box>
        </draw:frame>
        <draw:frame presentation:style-name="pr7" draw:layer="layout" svg:width="33.479cm" svg:height="17.105cm" svg:x="1.279cm" svg:y="7.642cm" presentation:class="outline">
          <draw:text-box>
            <text:list text:style-name="L2">
              <text:list-item>
                <text:p>These callbacks may receive live buffers that can be modified safely as far as the PLUS layer is concerned. However, the outer layer might hold references to these buffers too. It’s up to the outer layer to decide whether to modify buffers in callbacks directly or work on copies.</text:p>
              </text:list-item>
              <text:list-item>
                <text:p>Since integrity protection likely requires additional space buffers will need to be allocated. To reduce the number of allocations an outer layer may provide buffers to the <text:span text:style-name="T4">Write</text:span> methods that are large enough to hold additional data that is filled in in-place by the crypto context’s methods. <text:s/></text:p>
              </text:list-item>
            </text:list>
          </draw:text-box>
        </draw:frame>
        <presentation:notes draw:style-name="dp2">
          <draw:page-thumbnail draw:style-name="gr1" draw:layer="layout" svg:width="14.848cm" svg:height="11.136cm" svg:x="3.075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Issues</text:p>
          </draw:text-box>
        </draw:frame>
        <draw:frame presentation:style-name="pr7" draw:layer="layout" svg:width="33.479cm" svg:height="17.105cm" svg:x="1.279cm" svg:y="7.642cm" presentation:class="outline">
          <draw:text-box>
            <text:list text:style-name="L2">
              <text:list-item>
                <text:p>Due to the crypto context and feedback channel a PLUS connection can be treated as a regular connection WITH the exception that explicit stop signaling will not be possible as go’s net.Conn interface does not provide any methods to set PLUS flags as well as PCF feedback handling will not be possible.</text:p>
              </text:list-item>
              <text:list-item>
                <text:p><text:span text:style-name="T6">ALL</text:span> existing protocols that will run (directly) on top of PLUS will have to be modified to account for PCF feedback handling.</text:p>
              </text:list-item>
            </text:list>
          </draw:text-box>
        </draw:frame>
        <presentation:notes draw:style-name="dp2">
          <draw:page-thumbnail draw:style-name="gr1" draw:layer="layout" svg:width="14.848cm" svg:height="11.136cm" svg:x="3.075cm" svg:y="2.257cm" draw:page-number="10" presentation:class="page"/>
          <draw:frame presentation:style-name="pr9" draw:text-style-name="P4" draw:layer="layout" svg:width="16.799cm" svg:height="13.364cm" svg:x="2.1cm" svg:y="14.107cm" presentation:class="notes" presentation:placeholder="true">
            <draw:text-box/>
          </draw:frame>
        </presentation:notes>
      </draw:page>
      <draw:page draw:name="page11"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GUIC</text:p>
          </draw:text-box>
        </draw:frame>
        <draw:frame presentation:style-name="pr7" draw:layer="layout" svg:width="33.479cm" svg:height="17.105cm" svg:x="1.279cm" svg:y="7.642cm" presentation:class="outline" presentation:user-transformed="true">
          <draw:text-box>
            <text:list text:style-name="L2">
              <text:list-item>
                <text:p>QUIC-GO (GUIC) has been modified to support PLUS.</text:p>
                <text:list>
                  <text:list-item>
                    <text:p>We introduced a new frame type PLUSFeedbackFrame that is used to send feedback back. </text:p>
                  </text:list-item>
                  <text:list-item>
                    <text:p>We did not change anything to the crypto meaning:</text:p>
                    <text:list>
                      <text:list-item>
                        <text:p>Crypto is as it was.</text:p>
                      </text:list-item>
                      <text:list-item>
                        <text:p>PLUS headers are not integrity protected.</text:p>
                      </text:list-item>
                    </text:list>
                  </text:list-item>
                  <text:list-item>
                    <text:p>Uses the Low level API because GUIC has it’s own connection multiplexing mechanism and layer connection multiplexing is strang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9" draw:text-style-name="P7" draw:layer="layout" svg:width="16.799cm" svg:height="13.364cm" svg:x="2.1cm" svg:y="14.107cm" presentation:class="notes" presentation:placeholder="true">
            <draw:text-box/>
          </draw:frame>
        </presentation:notes>
      </draw:page>
      <draw:page draw:name="page12" draw:style-name="dp1" draw:master-page-name="_34__5f_Default_20_-_20_Titelfolie_20_A" presentation:presentation-page-layout-name="AL2T19">
        <office:forms form:automatic-focus="false" form:apply-design-mode="false"/>
        <draw:frame presentation:style-name="pr4" draw:text-style-name="P5" draw:layer="layout" svg:width="21.308cm" svg:height="6.265cm" svg:x="13.451cm" svg:y="6.68cm" presentation:class="title">
          <draw:text-box>
            <text:p text:style-name="P5"><text:span text:style-name="T2">Tools</text:span></text:p>
          </draw:text-box>
        </draw:frame>
        <presentation:notes draw:style-name="dp2">
          <draw:page-thumbnail draw:style-name="gr1"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plus-pcap</text:p>
          </draw:text-box>
        </draw:frame>
        <draw:frame presentation:style-name="pr7" draw:layer="layout" svg:width="33.479cm" svg:height="17.105cm" svg:x="1.279cm" svg:y="7.642cm" presentation:class="outline">
          <draw:text-box>
            <text:list text:style-name="L2">
              <text:list-item>
                <text:p>We added support to gopacket to decode PLUS packets.</text:p>
              </text:list-item>
              <text:list-item>
                <text:p>We wrote a command line tool (plus-pcap) using gopcap/gopacket to be able to read PCAP files containing PLUS packets or dump traffic live.</text:p>
                <text:list>
                  <text:list-item>
                    <text:p>Output format is JSO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pluspector</text:p>
          </draw:text-box>
        </draw:frame>
        <draw:frame presentation:style-name="pr7" draw:layer="layout" svg:width="33.479cm" svg:height="17.105cm" svg:x="1.279cm" svg:y="7.642cm" presentation:class="outline">
          <draw:text-box>
            <text:list text:style-name="L2">
              <text:list-item>
                <text:p>Pluspector: A command line tool for debugging. </text:p>
                <text:list>
                  <text:list-item>
                    <text:p>Can relay connections (does <text:span text:style-name="T6">not</text:span> use raw sockets).</text:p>
                  </text:list-item>
                  <text:list-item>
                    <text:p>Can generate packets and echo packets.</text:p>
                  </text:list-item>
                  <text:list-item>
                    <text:p>Can generate packets and randomly modify bytes:</text:p>
                    <text:list>
                      <text:list-item>
                        <text:p>Serves as a trivial fuzzing tool to detect bugs.</text:p>
                      </text:list-item>
                    </text:list>
                  </text:list-item>
                  <text:list-item>
                    <text:p><text:span text:style-name="T6">NOT</text:span> a tool to debug transport protocols using PLUS.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9" draw:text-style-name="P4" draw:layer="layout" svg:width="16.799cm" svg:height="13.364cm" svg:x="2.1cm" svg:y="14.107cm" presentation:class="notes" presentation:placeholder="true">
            <draw:text-box/>
          </draw:frame>
        </presentation:notes>
      </draw:page>
      <draw:page draw:name="page15"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plus-debug</text:p>
          </draw:text-box>
        </draw:frame>
        <draw:frame presentation:style-name="pr7" draw:layer="layout" svg:width="33.479cm" svg:height="17.105cm" svg:x="1.279cm" svg:y="7.642cm" presentation:class="outline" presentation:user-transformed="true">
          <draw:text-box>
            <text:list text:style-name="L2">
              <text:list-item>
                <text:p>PDbg: A dummy protocol running on top of PLUS providing trivial encryption and integrity protection and packet retransmissions. </text:p>
                <text:list>
                  <text:list-item>
                    <text:p>Serves as a reference on how to use PLUS. </text:p>
                  </text:list-item>
                  <text:list-item>
                    <text:p>Useful in testing.</text:p>
                  </text:list-item>
                  <text:list-item>
                    <text:p>It is <text:span text:style-name="T6">not</text:span> a production transport protocol. Encryption and integrity protection is <text:span text:style-name="T4">deliberately</text:span> very weak and packet retransmission is not designed to be efficient. Its sole purpose is in testing.</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9" draw:text-style-name="P4" draw:layer="layout" svg:width="16.799cm" svg:height="13.364cm" svg:x="2.1cm" svg:y="14.107cm" presentation:class="notes" presentation:placeholder="true">
            <draw:text-box/>
          </draw:frame>
        </presentation:notes>
      </draw:page>
      <draw:page draw:name="page16" draw:style-name="dp1" draw:master-page-name="_34__5f_Default_20_-_20_Titelfolie_20_A" presentation:presentation-page-layout-name="AL2T19">
        <office:forms form:automatic-focus="false" form:apply-design-mode="false"/>
        <draw:frame presentation:style-name="pr10" draw:text-style-name="P5" draw:layer="layout" svg:width="21.308cm" svg:height="6.265cm" svg:x="13.451cm" svg:y="6.68cm" presentation:class="title">
          <draw:text-box>
            <text:p text:style-name="P5"><text:span text:style-name="T2">Open Questions</text:span></text:p>
          </draw:text-box>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Default_20_-_20_Inhalt_20_1-spaltig" presentation:presentation-page-layout-name="AL3T1">
        <office:forms form:automatic-focus="false" form:apply-design-mode="false"/>
        <draw:frame presentation:style-name="pr6" draw:layer="layout" svg:width="27.499cm" svg:height="3.839cm" svg:x="1.279cm" svg:y="2.452cm" presentation:class="title">
          <draw:text-box>
            <text:p>PCF</text:p>
          </draw:text-box>
        </draw:frame>
        <draw:frame presentation:style-name="pr7" draw:layer="layout" svg:width="33.479cm" svg:height="17.105cm" svg:x="1.279cm" svg:y="7.642cm" presentation:class="outline">
          <draw:text-box>
            <text:list text:style-name="L2">
              <text:list-item>
                <text:p>Exact PCF mechanics and semantics.</text:p>
                <text:list>
                  <text:list-item>
                    <text:p>The spec initially required to only send the non-integrity protected part back. This was a problem because it made it impossible to know to what request this is feedback to and thus the type/format of the data remained unknown.</text:p>
                  </text:list-item>
                  <text:list-item>
                    <text:p>It was decided that a receiver sends back the complete extended header instead.</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etica Neue1" svg:font-family="'Helvetica Neue'"/>
    <style:font-face style:name="Arial" svg:font-family="Arial"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Bauhaus 93" svg:font-family="'Bauhaus 93'" style:font-family-generic="decorative" style:font-pitch="variable"/>
    <style:font-face style:name="Liberation Sans2" svg:font-family="'Liberation Sans'" style:font-family-generic="decorative" style:font-pitch="variable"/>
    <style:font-face style:name="Helvetica Neue2"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Helvetica Neue3" svg:font-family="'Helvetica Neue'"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_5f_Default_20_-_20_Titelfolie_20_A-background" style:display-name="1_Default - Titelfolie A-background" style:family="presentation">
      <style:graphic-properties draw:stroke="none" draw:fill="solid" draw:fill-color="#ffffff"/>
      <style:text-properties style:letter-kerning="true"/>
    </style:style>
    <style:style style:name="_31__5f_Default_20_-_20_Titelfolie_20_A-backgroundobjects" style:display-name="1_Default - Titelfolie A-backgroundobjects" style:family="presentation">
      <style:graphic-properties draw:textarea-horizontal-align="justify" draw:shadow="hidden" draw:shadow-offset-x="0.2cm" draw:shadow-offset-y="0.2cm" draw:shadow-color="#808080"/>
      <style:text-properties style:letter-kerning="true"/>
    </style:style>
    <style:style style:name="_31__5f_Default_20_-_20_Titelfolie_20_A-notes" style:display-name="1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efault_20_-_20_Titelfolie_20_A-outline1" style:display-name="1_Default - Titelfolie A-outline1" style:family="presentation">
      <style:graphic-properties draw:stroke="none" draw:fill="none" draw:auto-grow-height="false" draw:fit-to-size="shrink-to-fit">
        <text:list-style style:name="_31__5f_Default_20_-_20_Titelfolie_20_A-outline1" style:display-name="1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_31__5f_Default_20_-_20_Titelfolie_20_A-outline2" style:display-name="1_Default - Titelfolie A-outline2" style:family="presentation" style:parent-style-name="_31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_31__5f_Default_20_-_20_Titelfolie_20_A-outline3" style:display-name="1_Default - Titelfolie A-outline3" style:family="presentation" style:parent-style-name="_31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_31__5f_Default_20_-_20_Titelfolie_20_A-outline4" style:display-name="1_Default - Titelfolie A-outline4" style:family="presentation" style:parent-style-name="_31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_31__5f_Default_20_-_20_Titelfolie_20_A-outline5" style:display-name="1_Default - Titelfolie A-outline5" style:family="presentation" style:parent-style-name="_31__5f_Default_20_-_20_Titelfolie_20_A-outline4">
      <style:paragraph-properties fo:margin-top="0.1cm" fo:margin-bottom="0cm"/>
      <style:text-properties fo:font-size="20pt" style:font-size-asian="20pt" style:font-size-complex="20pt"/>
    </style:style>
    <style:style style:name="_31__5f_Default_20_-_20_Titelfolie_20_A-outline6" style:display-name="1_Default - Titelfolie A-outline6" style:family="presentation" style:parent-style-name="_31__5f_Default_20_-_20_Titelfolie_20_A-outline5">
      <style:paragraph-properties fo:margin-top="0.1cm" fo:margin-bottom="0cm"/>
      <style:text-properties fo:font-size="20pt" style:font-size-asian="20pt" style:font-size-complex="20pt"/>
    </style:style>
    <style:style style:name="_31__5f_Default_20_-_20_Titelfolie_20_A-outline7" style:display-name="1_Default - Titelfolie A-outline7" style:family="presentation" style:parent-style-name="_31__5f_Default_20_-_20_Titelfolie_20_A-outline6">
      <style:paragraph-properties fo:margin-top="0.1cm" fo:margin-bottom="0cm"/>
      <style:text-properties fo:font-size="20pt" style:font-size-asian="20pt" style:font-size-complex="20pt"/>
    </style:style>
    <style:style style:name="_31__5f_Default_20_-_20_Titelfolie_20_A-outline8" style:display-name="1_Default - Titelfolie A-outline8" style:family="presentation" style:parent-style-name="_31__5f_Default_20_-_20_Titelfolie_20_A-outline7">
      <style:paragraph-properties fo:margin-top="0.1cm" fo:margin-bottom="0cm"/>
      <style:text-properties fo:font-size="20pt" style:font-size-asian="20pt" style:font-size-complex="20pt"/>
    </style:style>
    <style:style style:name="_31__5f_Default_20_-_20_Titelfolie_20_A-outline9" style:display-name="1_Default - Titelfolie A-outline9" style:family="presentation" style:parent-style-name="_31__5f_Default_20_-_20_Titelfolie_20_A-outline8">
      <style:paragraph-properties fo:margin-top="0.1cm" fo:margin-bottom="0cm"/>
      <style:text-properties fo:font-size="20pt" style:font-size-asian="20pt" style:font-size-complex="20pt"/>
    </style:style>
    <style:style style:name="_31__5f_Default_20_-_20_Titelfolie_20_A-subtitle" style:display-name="1_Default - Titelfolie A-subtitle" style:family="presentation">
      <style:graphic-properties draw:stroke="none" draw:fill="none" draw:textarea-vertical-align="middle">
        <text:list-style style:name="_31__5f_Default_20_-_20_Titelfolie_20_A-subtitle" style:display-name="1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efault_20_-_20_Titelfolie_20_A-title" style:display-name="1_Default - Titelfolie A-title" style:family="presentation">
      <style:graphic-properties draw:stroke="none" draw:fill="none" draw:textarea-vertical-align="middle">
        <text:list-style style:name="_31__5f_Default_20_-_20_Titelfolie_20_A-title" style:display-name="1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style style:name="_32__5f_Default_20_-_20_Titelfolie_20_A-background" style:display-name="2_Default - Titelfolie A-background" style:family="presentation">
      <style:graphic-properties draw:stroke="none" draw:fill="solid" draw:fill-color="#ffffff"/>
      <style:text-properties style:letter-kerning="true"/>
    </style:style>
    <style:style style:name="_32__5f_Default_20_-_20_Titelfolie_20_A-backgroundobjects" style:display-name="2_Default - Titelfolie A-backgroundobjects" style:family="presentation">
      <style:graphic-properties draw:textarea-horizontal-align="justify" draw:shadow="hidden" draw:shadow-offset-x="0.2cm" draw:shadow-offset-y="0.2cm" draw:shadow-color="#808080"/>
      <style:text-properties style:letter-kerning="true"/>
    </style:style>
    <style:style style:name="_32__5f_Default_20_-_20_Titelfolie_20_A-notes" style:display-name="2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Default_20_-_20_Titelfolie_20_A-outline1" style:display-name="2_Default - Titelfolie A-outline1" style:family="presentation">
      <style:graphic-properties draw:stroke="none" draw:fill="none" draw:auto-grow-height="false" draw:fit-to-size="shrink-to-fit">
        <text:list-style style:name="_32__5f_Default_20_-_20_Titelfolie_20_A-outline1" style:display-name="2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_32__5f_Default_20_-_20_Titelfolie_20_A-outline2" style:display-name="2_Default - Titelfolie A-outline2" style:family="presentation" style:parent-style-name="_32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_32__5f_Default_20_-_20_Titelfolie_20_A-outline3" style:display-name="2_Default - Titelfolie A-outline3" style:family="presentation" style:parent-style-name="_32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_32__5f_Default_20_-_20_Titelfolie_20_A-outline4" style:display-name="2_Default - Titelfolie A-outline4" style:family="presentation" style:parent-style-name="_32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_32__5f_Default_20_-_20_Titelfolie_20_A-outline5" style:display-name="2_Default - Titelfolie A-outline5" style:family="presentation" style:parent-style-name="_32__5f_Default_20_-_20_Titelfolie_20_A-outline4">
      <style:paragraph-properties fo:margin-top="0.1cm" fo:margin-bottom="0cm"/>
      <style:text-properties fo:font-size="20pt" style:font-size-asian="20pt" style:font-size-complex="20pt"/>
    </style:style>
    <style:style style:name="_32__5f_Default_20_-_20_Titelfolie_20_A-outline6" style:display-name="2_Default - Titelfolie A-outline6" style:family="presentation" style:parent-style-name="_32__5f_Default_20_-_20_Titelfolie_20_A-outline5">
      <style:paragraph-properties fo:margin-top="0.1cm" fo:margin-bottom="0cm"/>
      <style:text-properties fo:font-size="20pt" style:font-size-asian="20pt" style:font-size-complex="20pt"/>
    </style:style>
    <style:style style:name="_32__5f_Default_20_-_20_Titelfolie_20_A-outline7" style:display-name="2_Default - Titelfolie A-outline7" style:family="presentation" style:parent-style-name="_32__5f_Default_20_-_20_Titelfolie_20_A-outline6">
      <style:paragraph-properties fo:margin-top="0.1cm" fo:margin-bottom="0cm"/>
      <style:text-properties fo:font-size="20pt" style:font-size-asian="20pt" style:font-size-complex="20pt"/>
    </style:style>
    <style:style style:name="_32__5f_Default_20_-_20_Titelfolie_20_A-outline8" style:display-name="2_Default - Titelfolie A-outline8" style:family="presentation" style:parent-style-name="_32__5f_Default_20_-_20_Titelfolie_20_A-outline7">
      <style:paragraph-properties fo:margin-top="0.1cm" fo:margin-bottom="0cm"/>
      <style:text-properties fo:font-size="20pt" style:font-size-asian="20pt" style:font-size-complex="20pt"/>
    </style:style>
    <style:style style:name="_32__5f_Default_20_-_20_Titelfolie_20_A-outline9" style:display-name="2_Default - Titelfolie A-outline9" style:family="presentation" style:parent-style-name="_32__5f_Default_20_-_20_Titelfolie_20_A-outline8">
      <style:paragraph-properties fo:margin-top="0.1cm" fo:margin-bottom="0cm"/>
      <style:text-properties fo:font-size="20pt" style:font-size-asian="20pt" style:font-size-complex="20pt"/>
    </style:style>
    <style:style style:name="_32__5f_Default_20_-_20_Titelfolie_20_A-subtitle" style:display-name="2_Default - Titelfolie A-subtitle" style:family="presentation">
      <style:graphic-properties draw:stroke="none" draw:fill="none" draw:textarea-vertical-align="middle">
        <text:list-style style:name="_32__5f_Default_20_-_20_Titelfolie_20_A-subtitle" style:display-name="2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Default_20_-_20_Titelfolie_20_A-title" style:display-name="2_Default - Titelfolie A-title" style:family="presentation">
      <style:graphic-properties draw:stroke="none" draw:fill="none" draw:textarea-vertical-align="middle">
        <text:list-style style:name="_32__5f_Default_20_-_20_Titelfolie_20_A-title" style:display-name="2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style style:name="_33__5f_Default_20_-_20_Titelfolie_20_A-background" style:display-name="3_Default - Titelfolie A-background" style:family="presentation">
      <style:graphic-properties draw:stroke="none" draw:fill="solid" draw:fill-color="#ffffff"/>
      <style:text-properties style:letter-kerning="true"/>
    </style:style>
    <style:style style:name="_33__5f_Default_20_-_20_Titelfolie_20_A-backgroundobjects" style:display-name="3_Default - Titelfolie A-backgroundobjects" style:family="presentation">
      <style:graphic-properties draw:textarea-horizontal-align="justify" draw:shadow="hidden" draw:shadow-offset-x="0.2cm" draw:shadow-offset-y="0.2cm" draw:shadow-color="#808080"/>
      <style:text-properties style:letter-kerning="true"/>
    </style:style>
    <style:style style:name="_33__5f_Default_20_-_20_Titelfolie_20_A-notes" style:display-name="3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Default_20_-_20_Titelfolie_20_A-outline1" style:display-name="3_Default - Titelfolie A-outline1" style:family="presentation">
      <style:graphic-properties draw:stroke="none" draw:fill="none" draw:auto-grow-height="false" draw:fit-to-size="shrink-to-fit">
        <text:list-style style:name="_33__5f_Default_20_-_20_Titelfolie_20_A-outline1" style:display-name="3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_33__5f_Default_20_-_20_Titelfolie_20_A-outline2" style:display-name="3_Default - Titelfolie A-outline2" style:family="presentation" style:parent-style-name="_33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_33__5f_Default_20_-_20_Titelfolie_20_A-outline3" style:display-name="3_Default - Titelfolie A-outline3" style:family="presentation" style:parent-style-name="_33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_33__5f_Default_20_-_20_Titelfolie_20_A-outline4" style:display-name="3_Default - Titelfolie A-outline4" style:family="presentation" style:parent-style-name="_33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_33__5f_Default_20_-_20_Titelfolie_20_A-outline5" style:display-name="3_Default - Titelfolie A-outline5" style:family="presentation" style:parent-style-name="_33__5f_Default_20_-_20_Titelfolie_20_A-outline4">
      <style:paragraph-properties fo:margin-top="0.1cm" fo:margin-bottom="0cm"/>
      <style:text-properties fo:font-size="20pt" style:font-size-asian="20pt" style:font-size-complex="20pt"/>
    </style:style>
    <style:style style:name="_33__5f_Default_20_-_20_Titelfolie_20_A-outline6" style:display-name="3_Default - Titelfolie A-outline6" style:family="presentation" style:parent-style-name="_33__5f_Default_20_-_20_Titelfolie_20_A-outline5">
      <style:paragraph-properties fo:margin-top="0.1cm" fo:margin-bottom="0cm"/>
      <style:text-properties fo:font-size="20pt" style:font-size-asian="20pt" style:font-size-complex="20pt"/>
    </style:style>
    <style:style style:name="_33__5f_Default_20_-_20_Titelfolie_20_A-outline7" style:display-name="3_Default - Titelfolie A-outline7" style:family="presentation" style:parent-style-name="_33__5f_Default_20_-_20_Titelfolie_20_A-outline6">
      <style:paragraph-properties fo:margin-top="0.1cm" fo:margin-bottom="0cm"/>
      <style:text-properties fo:font-size="20pt" style:font-size-asian="20pt" style:font-size-complex="20pt"/>
    </style:style>
    <style:style style:name="_33__5f_Default_20_-_20_Titelfolie_20_A-outline8" style:display-name="3_Default - Titelfolie A-outline8" style:family="presentation" style:parent-style-name="_33__5f_Default_20_-_20_Titelfolie_20_A-outline7">
      <style:paragraph-properties fo:margin-top="0.1cm" fo:margin-bottom="0cm"/>
      <style:text-properties fo:font-size="20pt" style:font-size-asian="20pt" style:font-size-complex="20pt"/>
    </style:style>
    <style:style style:name="_33__5f_Default_20_-_20_Titelfolie_20_A-outline9" style:display-name="3_Default - Titelfolie A-outline9" style:family="presentation" style:parent-style-name="_33__5f_Default_20_-_20_Titelfolie_20_A-outline8">
      <style:paragraph-properties fo:margin-top="0.1cm" fo:margin-bottom="0cm"/>
      <style:text-properties fo:font-size="20pt" style:font-size-asian="20pt" style:font-size-complex="20pt"/>
    </style:style>
    <style:style style:name="_33__5f_Default_20_-_20_Titelfolie_20_A-subtitle" style:display-name="3_Default - Titelfolie A-subtitle" style:family="presentation">
      <style:graphic-properties draw:stroke="none" draw:fill="none" draw:textarea-vertical-align="middle">
        <text:list-style style:name="_33__5f_Default_20_-_20_Titelfolie_20_A-subtitle" style:display-name="3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Default_20_-_20_Titelfolie_20_A-title" style:display-name="3_Default - Titelfolie A-title" style:family="presentation">
      <style:graphic-properties draw:stroke="none" draw:fill="none" draw:textarea-vertical-align="middle">
        <text:list-style style:name="_33__5f_Default_20_-_20_Titelfolie_20_A-title" style:display-name="3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style style:name="_35__5f_Default_20_-_20_Titelfolie_20_A-background" style:display-name="5_Default - Titelfolie A-background" style:family="presentation">
      <style:graphic-properties draw:stroke="none" draw:fill="solid" draw:fill-color="#ffffff"/>
      <style:text-properties style:letter-kerning="true"/>
    </style:style>
    <style:style style:name="_35__5f_Default_20_-_20_Titelfolie_20_A-backgroundobjects" style:display-name="5_Default - Titelfolie A-backgroundobjects" style:family="presentation">
      <style:graphic-properties draw:textarea-horizontal-align="justify" draw:shadow="hidden" draw:shadow-offset-x="0.2cm" draw:shadow-offset-y="0.2cm" draw:shadow-color="#808080"/>
      <style:text-properties style:letter-kerning="true"/>
    </style:style>
    <style:style style:name="_35__5f_Default_20_-_20_Titelfolie_20_A-notes" style:display-name="5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Default_20_-_20_Titelfolie_20_A-outline1" style:display-name="5_Default - Titelfolie A-outline1" style:family="presentation">
      <style:graphic-properties draw:stroke="none" draw:fill="none" draw:auto-grow-height="false" draw:fit-to-size="shrink-to-fit">
        <text:list-style style:name="_35__5f_Default_20_-_20_Titelfolie_20_A-outline1" style:display-name="5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_35__5f_Default_20_-_20_Titelfolie_20_A-outline2" style:display-name="5_Default - Titelfolie A-outline2" style:family="presentation" style:parent-style-name="_35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_35__5f_Default_20_-_20_Titelfolie_20_A-outline3" style:display-name="5_Default - Titelfolie A-outline3" style:family="presentation" style:parent-style-name="_35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_35__5f_Default_20_-_20_Titelfolie_20_A-outline4" style:display-name="5_Default - Titelfolie A-outline4" style:family="presentation" style:parent-style-name="_35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_35__5f_Default_20_-_20_Titelfolie_20_A-outline5" style:display-name="5_Default - Titelfolie A-outline5" style:family="presentation" style:parent-style-name="_35__5f_Default_20_-_20_Titelfolie_20_A-outline4">
      <style:paragraph-properties fo:margin-top="0.1cm" fo:margin-bottom="0cm"/>
      <style:text-properties fo:font-size="20pt" style:font-size-asian="20pt" style:font-size-complex="20pt"/>
    </style:style>
    <style:style style:name="_35__5f_Default_20_-_20_Titelfolie_20_A-outline6" style:display-name="5_Default - Titelfolie A-outline6" style:family="presentation" style:parent-style-name="_35__5f_Default_20_-_20_Titelfolie_20_A-outline5">
      <style:paragraph-properties fo:margin-top="0.1cm" fo:margin-bottom="0cm"/>
      <style:text-properties fo:font-size="20pt" style:font-size-asian="20pt" style:font-size-complex="20pt"/>
    </style:style>
    <style:style style:name="_35__5f_Default_20_-_20_Titelfolie_20_A-outline7" style:display-name="5_Default - Titelfolie A-outline7" style:family="presentation" style:parent-style-name="_35__5f_Default_20_-_20_Titelfolie_20_A-outline6">
      <style:paragraph-properties fo:margin-top="0.1cm" fo:margin-bottom="0cm"/>
      <style:text-properties fo:font-size="20pt" style:font-size-asian="20pt" style:font-size-complex="20pt"/>
    </style:style>
    <style:style style:name="_35__5f_Default_20_-_20_Titelfolie_20_A-outline8" style:display-name="5_Default - Titelfolie A-outline8" style:family="presentation" style:parent-style-name="_35__5f_Default_20_-_20_Titelfolie_20_A-outline7">
      <style:paragraph-properties fo:margin-top="0.1cm" fo:margin-bottom="0cm"/>
      <style:text-properties fo:font-size="20pt" style:font-size-asian="20pt" style:font-size-complex="20pt"/>
    </style:style>
    <style:style style:name="_35__5f_Default_20_-_20_Titelfolie_20_A-outline9" style:display-name="5_Default - Titelfolie A-outline9" style:family="presentation" style:parent-style-name="_35__5f_Default_20_-_20_Titelfolie_20_A-outline8">
      <style:paragraph-properties fo:margin-top="0.1cm" fo:margin-bottom="0cm"/>
      <style:text-properties fo:font-size="20pt" style:font-size-asian="20pt" style:font-size-complex="20pt"/>
    </style:style>
    <style:style style:name="_35__5f_Default_20_-_20_Titelfolie_20_A-subtitle" style:display-name="5_Default - Titelfolie A-subtitle" style:family="presentation">
      <style:graphic-properties draw:stroke="none" draw:fill="none" draw:textarea-vertical-align="middle">
        <text:list-style style:name="_35__5f_Default_20_-_20_Titelfolie_20_A-subtitle" style:display-name="5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Default_20_-_20_Titelfolie_20_A-title" style:display-name="5_Default - Titelfolie A-title" style:family="presentation">
      <style:graphic-properties draw:stroke="none" draw:fill="none" draw:textarea-vertical-align="middle">
        <text:list-style style:name="_35__5f_Default_20_-_20_Titelfolie_20_A-title" style:display-name="5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style style:name="_34__5f_Default_20_-_20_Titelfolie_20_A-background" style:display-name="4_Default - Titelfolie A-background" style:family="presentation">
      <style:graphic-properties draw:stroke="none" draw:fill="solid" draw:fill-color="#ffffff"/>
      <style:text-properties style:letter-kerning="true"/>
    </style:style>
    <style:style style:name="_34__5f_Default_20_-_20_Titelfolie_20_A-backgroundobjects" style:display-name="4_Default - Titelfolie A-backgroundobjects" style:family="presentation">
      <style:graphic-properties svg:stroke-width="0.152cm" svg:stroke-color="#000000" draw:marker-start-width="0.432cm" draw:marker-end-width="0.432cm" draw:textarea-horizontal-align="justify" draw:shadow="hidden" draw:shadow-offset-x="0.2cm" draw:shadow-offset-y="0.2cm" draw:shadow-color="#808080"/>
      <style:text-properties style:letter-kerning="true"/>
    </style:style>
    <style:style style:name="_34__5f_Default_20_-_20_Titelfolie_20_A-notes" style:display-name="4_Default - Titelfolie 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Default_20_-_20_Titelfolie_20_A-outline1" style:display-name="4_Default - Titelfolie A-outline1" style:family="presentation">
      <style:graphic-properties draw:stroke="none" draw:fill="none" draw:auto-grow-height="false" draw:fit-to-size="shrink-to-fit">
        <text:list-style style:name="_34__5f_Default_20_-_20_Titelfolie_20_A-outline1" style:display-name="4_Default - Titelfolie 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_34__5f_Default_20_-_20_Titelfolie_20_A-outline2" style:display-name="4_Default - Titelfolie A-outline2" style:family="presentation" style:parent-style-name="_34__5f_Default_20_-_20_Titelfolie_20_A-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_34__5f_Default_20_-_20_Titelfolie_20_A-outline3" style:display-name="4_Default - Titelfolie A-outline3" style:family="presentation" style:parent-style-name="_34__5f_Default_20_-_20_Titelfolie_20_A-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_34__5f_Default_20_-_20_Titelfolie_20_A-outline4" style:display-name="4_Default - Titelfolie A-outline4" style:family="presentation" style:parent-style-name="_34__5f_Default_20_-_20_Titelfolie_20_A-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_34__5f_Default_20_-_20_Titelfolie_20_A-outline5" style:display-name="4_Default - Titelfolie A-outline5" style:family="presentation" style:parent-style-name="_34__5f_Default_20_-_20_Titelfolie_20_A-outline4">
      <style:paragraph-properties fo:margin-top="0.1cm" fo:margin-bottom="0cm"/>
      <style:text-properties fo:font-size="20pt" style:font-size-asian="20pt" style:font-size-complex="20pt"/>
    </style:style>
    <style:style style:name="_34__5f_Default_20_-_20_Titelfolie_20_A-outline6" style:display-name="4_Default - Titelfolie A-outline6" style:family="presentation" style:parent-style-name="_34__5f_Default_20_-_20_Titelfolie_20_A-outline5">
      <style:paragraph-properties fo:margin-top="0.1cm" fo:margin-bottom="0cm"/>
      <style:text-properties fo:font-size="20pt" style:font-size-asian="20pt" style:font-size-complex="20pt"/>
    </style:style>
    <style:style style:name="_34__5f_Default_20_-_20_Titelfolie_20_A-outline7" style:display-name="4_Default - Titelfolie A-outline7" style:family="presentation" style:parent-style-name="_34__5f_Default_20_-_20_Titelfolie_20_A-outline6">
      <style:paragraph-properties fo:margin-top="0.1cm" fo:margin-bottom="0cm"/>
      <style:text-properties fo:font-size="20pt" style:font-size-asian="20pt" style:font-size-complex="20pt"/>
    </style:style>
    <style:style style:name="_34__5f_Default_20_-_20_Titelfolie_20_A-outline8" style:display-name="4_Default - Titelfolie A-outline8" style:family="presentation" style:parent-style-name="_34__5f_Default_20_-_20_Titelfolie_20_A-outline7">
      <style:paragraph-properties fo:margin-top="0.1cm" fo:margin-bottom="0cm"/>
      <style:text-properties fo:font-size="20pt" style:font-size-asian="20pt" style:font-size-complex="20pt"/>
    </style:style>
    <style:style style:name="_34__5f_Default_20_-_20_Titelfolie_20_A-outline9" style:display-name="4_Default - Titelfolie A-outline9" style:family="presentation" style:parent-style-name="_34__5f_Default_20_-_20_Titelfolie_20_A-outline8">
      <style:paragraph-properties fo:margin-top="0.1cm" fo:margin-bottom="0cm"/>
      <style:text-properties fo:font-size="20pt" style:font-size-asian="20pt" style:font-size-complex="20pt"/>
    </style:style>
    <style:style style:name="_34__5f_Default_20_-_20_Titelfolie_20_A-subtitle" style:display-name="4_Default - Titelfolie A-subtitle" style:family="presentation">
      <style:graphic-properties draw:stroke="none" draw:fill="none" draw:textarea-vertical-align="middle">
        <text:list-style style:name="_34__5f_Default_20_-_20_Titelfolie_20_A-subtitle" style:display-name="4_Default - Titelfolie 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Default_20_-_20_Titelfolie_20_A-title" style:display-name="4_Default - Titelfolie A-title" style:family="presentation">
      <style:graphic-properties draw:stroke="none" draw:fill="none" draw:textarea-vertical-align="middle">
        <text:list-style style:name="_34__5f_Default_20_-_20_Titelfolie_20_A-title" style:display-name="4_Default - Titelfolie 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style style:name="Default_20_-_20_Inhalt_20_1-spaltig-background" style:display-name="Default - Inhalt 1-spaltig-background" style:family="presentation">
      <style:graphic-properties draw:stroke="none" draw:fill="solid" draw:fill-color="#ffffff"/>
      <style:text-properties style:letter-kerning="true"/>
    </style:style>
    <style:style style:name="Default_20_-_20_Inhalt_20_1-spaltig-backgroundobjects" style:display-name="Default - Inhalt 1-spaltig-backgroundobjects" style:family="presentation">
      <style:graphic-properties draw:textarea-horizontal-align="justify" draw:shadow="hidden" draw:shadow-offset-x="0.2cm" draw:shadow-offset-y="0.2cm" draw:shadow-color="#808080"/>
      <style:text-properties style:letter-kerning="true"/>
    </style:style>
    <style:style style:name="Default_20_-_20_Inhalt_20_1-spaltig-notes" style:display-name="Default - Inhalt 1-spalti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_20_Inhalt_20_1-spaltig-outline1" style:display-name="Default - Inhalt 1-spaltig-outline1" style:family="presentation">
      <style:graphic-properties draw:stroke="none" draw:fill="none" draw:auto-grow-height="false" draw:fit-to-size="shrink-to-fit">
        <text:list-style style:name="Default_20_-_20_Inhalt_20_1-spaltig-outline1" style:display-name="Default - Inhalt 1-spalti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Default_20_-_20_Inhalt_20_1-spaltig-outline2" style:display-name="Default - Inhalt 1-spaltig-outline2" style:family="presentation" style:parent-style-name="Default_20_-_20_Inhalt_20_1-spaltig-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Default_20_-_20_Inhalt_20_1-spaltig-outline3" style:display-name="Default - Inhalt 1-spaltig-outline3" style:family="presentation" style:parent-style-name="Default_20_-_20_Inhalt_20_1-spaltig-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Default_20_-_20_Inhalt_20_1-spaltig-outline4" style:display-name="Default - Inhalt 1-spaltig-outline4" style:family="presentation" style:parent-style-name="Default_20_-_20_Inhalt_20_1-spaltig-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Default_20_-_20_Inhalt_20_1-spaltig-outline5" style:display-name="Default - Inhalt 1-spaltig-outline5" style:family="presentation" style:parent-style-name="Default_20_-_20_Inhalt_20_1-spaltig-outline4">
      <style:paragraph-properties fo:margin-top="0.1cm" fo:margin-bottom="0cm"/>
      <style:text-properties fo:font-size="20pt" style:font-size-asian="20pt" style:font-size-complex="20pt"/>
    </style:style>
    <style:style style:name="Default_20_-_20_Inhalt_20_1-spaltig-outline6" style:display-name="Default - Inhalt 1-spaltig-outline6" style:family="presentation" style:parent-style-name="Default_20_-_20_Inhalt_20_1-spaltig-outline5">
      <style:paragraph-properties fo:margin-top="0.1cm" fo:margin-bottom="0cm"/>
      <style:text-properties fo:font-size="20pt" style:font-size-asian="20pt" style:font-size-complex="20pt"/>
    </style:style>
    <style:style style:name="Default_20_-_20_Inhalt_20_1-spaltig-outline7" style:display-name="Default - Inhalt 1-spaltig-outline7" style:family="presentation" style:parent-style-name="Default_20_-_20_Inhalt_20_1-spaltig-outline6">
      <style:paragraph-properties fo:margin-top="0.1cm" fo:margin-bottom="0cm"/>
      <style:text-properties fo:font-size="20pt" style:font-size-asian="20pt" style:font-size-complex="20pt"/>
    </style:style>
    <style:style style:name="Default_20_-_20_Inhalt_20_1-spaltig-outline8" style:display-name="Default - Inhalt 1-spaltig-outline8" style:family="presentation" style:parent-style-name="Default_20_-_20_Inhalt_20_1-spaltig-outline7">
      <style:paragraph-properties fo:margin-top="0.1cm" fo:margin-bottom="0cm"/>
      <style:text-properties fo:font-size="20pt" style:font-size-asian="20pt" style:font-size-complex="20pt"/>
    </style:style>
    <style:style style:name="Default_20_-_20_Inhalt_20_1-spaltig-outline9" style:display-name="Default - Inhalt 1-spaltig-outline9" style:family="presentation" style:parent-style-name="Default_20_-_20_Inhalt_20_1-spaltig-outline8">
      <style:paragraph-properties fo:margin-top="0.1cm" fo:margin-bottom="0cm"/>
      <style:text-properties fo:font-size="20pt" style:font-size-asian="20pt" style:font-size-complex="20pt"/>
    </style:style>
    <style:style style:name="Default_20_-_20_Inhalt_20_1-spaltig-subtitle" style:display-name="Default - Inhalt 1-spaltig-subtitle" style:family="presentation">
      <style:graphic-properties draw:stroke="none" draw:fill="none" draw:textarea-vertical-align="middle">
        <text:list-style style:name="Default_20_-_20_Inhalt_20_1-spaltig-subtitle" style:display-name="Default - Inhalt 1-spalti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_20_Inhalt_20_1-spaltig-title" style:display-name="Default - Inhalt 1-spaltig-title" style:family="presentation">
      <style:graphic-properties draw:stroke="none" draw:fill="none" draw:textarea-vertical-align="middle">
        <text:list-style style:name="Default_20_-_20_Inhalt_20_1-spaltig-title" style:display-name="Default - Inhalt 1-spalti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style style:name="Measurement_20_Layout-background" style:display-name="Measurement Layout-background" style:family="presentation">
      <style:graphic-properties draw:stroke="none" draw:fill="solid" draw:fill-color="#ffffff"/>
      <style:text-properties style:letter-kerning="true"/>
    </style:style>
    <style:style style:name="Measurement_20_Layout-backgroundobjects" style:display-name="Measurement Layout-backgroundobjects" style:family="presentation">
      <style:graphic-properties draw:textarea-horizontal-align="justify" draw:shadow="hidden" draw:shadow-offset-x="0.2cm" draw:shadow-offset-y="0.2cm" draw:shadow-color="#808080"/>
      <style:text-properties style:letter-kerning="true"/>
    </style:style>
    <style:style style:name="Measurement_20_Layout-notes" style:display-name="Measurement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asurement_20_Layout-outline1" style:display-name="Measurement Layout-outline1" style:family="presentation">
      <style:graphic-properties draw:stroke="none" draw:fill="none" draw:auto-grow-height="false" draw:fit-to-size="shrink-to-fit">
        <text:list-style style:name="Measurement_20_Layout-outline1" style:display-name="Measurement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Measurement_20_Layout-outline2" style:display-name="Measurement Layout-outline2" style:family="presentation" style:parent-style-name="Measurement_20_Layout-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Measurement_20_Layout-outline3" style:display-name="Measurement Layout-outline3" style:family="presentation" style:parent-style-name="Measurement_20_Layout-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Measurement_20_Layout-outline4" style:display-name="Measurement Layout-outline4" style:family="presentation" style:parent-style-name="Measurement_20_Layout-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Measurement_20_Layout-outline5" style:display-name="Measurement Layout-outline5" style:family="presentation" style:parent-style-name="Measurement_20_Layout-outline4">
      <style:paragraph-properties fo:margin-top="0.1cm" fo:margin-bottom="0cm"/>
      <style:text-properties fo:font-size="20pt" style:font-size-asian="20pt" style:font-size-complex="20pt"/>
    </style:style>
    <style:style style:name="Measurement_20_Layout-outline6" style:display-name="Measurement Layout-outline6" style:family="presentation" style:parent-style-name="Measurement_20_Layout-outline5">
      <style:paragraph-properties fo:margin-top="0.1cm" fo:margin-bottom="0cm"/>
      <style:text-properties fo:font-size="20pt" style:font-size-asian="20pt" style:font-size-complex="20pt"/>
    </style:style>
    <style:style style:name="Measurement_20_Layout-outline7" style:display-name="Measurement Layout-outline7" style:family="presentation" style:parent-style-name="Measurement_20_Layout-outline6">
      <style:paragraph-properties fo:margin-top="0.1cm" fo:margin-bottom="0cm"/>
      <style:text-properties fo:font-size="20pt" style:font-size-asian="20pt" style:font-size-complex="20pt"/>
    </style:style>
    <style:style style:name="Measurement_20_Layout-outline8" style:display-name="Measurement Layout-outline8" style:family="presentation" style:parent-style-name="Measurement_20_Layout-outline7">
      <style:paragraph-properties fo:margin-top="0.1cm" fo:margin-bottom="0cm"/>
      <style:text-properties fo:font-size="20pt" style:font-size-asian="20pt" style:font-size-complex="20pt"/>
    </style:style>
    <style:style style:name="Measurement_20_Layout-outline9" style:display-name="Measurement Layout-outline9" style:family="presentation" style:parent-style-name="Measurement_20_Layout-outline8">
      <style:paragraph-properties fo:margin-top="0.1cm" fo:margin-bottom="0cm"/>
      <style:text-properties fo:font-size="20pt" style:font-size-asian="20pt" style:font-size-complex="20pt"/>
    </style:style>
    <style:style style:name="Measurement_20_Layout-subtitle" style:display-name="Measurement Layout-subtitle" style:family="presentation">
      <style:graphic-properties draw:stroke="none" draw:fill="none" draw:textarea-vertical-align="middle">
        <text:list-style style:name="Measurement_20_Layout-subtitle" style:display-name="Measurement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asurement_20_Layout-title" style:display-name="Measurement Layout-title" style:family="presentation">
      <style:graphic-properties draw:stroke="none" draw:fill="none" draw:textarea-vertical-align="middle">
        <text:list-style style:name="Measurement_20_Layout-title" style:display-name="Measurement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style style:name="Architecture_20_Layout-background" style:display-name="Architecture Layout-background" style:family="presentation">
      <style:graphic-properties draw:stroke="none" draw:fill="solid" draw:fill-color="#ffffff"/>
      <style:text-properties style:letter-kerning="true"/>
    </style:style>
    <style:style style:name="Architecture_20_Layout-backgroundobjects" style:display-name="Architecture Layout-backgroundobjects" style:family="presentation">
      <style:graphic-properties draw:textarea-horizontal-align="justify" draw:shadow="hidden" draw:shadow-offset-x="0.2cm" draw:shadow-offset-y="0.2cm" draw:shadow-color="#808080"/>
      <style:text-properties style:letter-kerning="true"/>
    </style:style>
    <style:style style:name="Architecture_20_Layout-notes" style:display-name="Architectur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chitecture_20_Layout-outline1" style:display-name="Architecture Layout-outline1" style:family="presentation">
      <style:graphic-properties draw:stroke="none" draw:fill="none" draw:auto-grow-height="false" draw:fit-to-size="shrink-to-fit">
        <text:list-style style:name="Architecture_20_Layout-outline1" style:display-name="Architectur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Architecture_20_Layout-outline2" style:display-name="Architecture Layout-outline2" style:family="presentation" style:parent-style-name="Architecture_20_Layout-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Architecture_20_Layout-outline3" style:display-name="Architecture Layout-outline3" style:family="presentation" style:parent-style-name="Architecture_20_Layout-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Architecture_20_Layout-outline4" style:display-name="Architecture Layout-outline4" style:family="presentation" style:parent-style-name="Architecture_20_Layout-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Architecture_20_Layout-outline5" style:display-name="Architecture Layout-outline5" style:family="presentation" style:parent-style-name="Architecture_20_Layout-outline4">
      <style:paragraph-properties fo:margin-top="0.1cm" fo:margin-bottom="0cm"/>
      <style:text-properties fo:font-size="20pt" style:font-size-asian="20pt" style:font-size-complex="20pt"/>
    </style:style>
    <style:style style:name="Architecture_20_Layout-outline6" style:display-name="Architecture Layout-outline6" style:family="presentation" style:parent-style-name="Architecture_20_Layout-outline5">
      <style:paragraph-properties fo:margin-top="0.1cm" fo:margin-bottom="0cm"/>
      <style:text-properties fo:font-size="20pt" style:font-size-asian="20pt" style:font-size-complex="20pt"/>
    </style:style>
    <style:style style:name="Architecture_20_Layout-outline7" style:display-name="Architecture Layout-outline7" style:family="presentation" style:parent-style-name="Architecture_20_Layout-outline6">
      <style:paragraph-properties fo:margin-top="0.1cm" fo:margin-bottom="0cm"/>
      <style:text-properties fo:font-size="20pt" style:font-size-asian="20pt" style:font-size-complex="20pt"/>
    </style:style>
    <style:style style:name="Architecture_20_Layout-outline8" style:display-name="Architecture Layout-outline8" style:family="presentation" style:parent-style-name="Architecture_20_Layout-outline7">
      <style:paragraph-properties fo:margin-top="0.1cm" fo:margin-bottom="0cm"/>
      <style:text-properties fo:font-size="20pt" style:font-size-asian="20pt" style:font-size-complex="20pt"/>
    </style:style>
    <style:style style:name="Architecture_20_Layout-outline9" style:display-name="Architecture Layout-outline9" style:family="presentation" style:parent-style-name="Architecture_20_Layout-outline8">
      <style:paragraph-properties fo:margin-top="0.1cm" fo:margin-bottom="0cm"/>
      <style:text-properties fo:font-size="20pt" style:font-size-asian="20pt" style:font-size-complex="20pt"/>
    </style:style>
    <style:style style:name="Architecture_20_Layout-subtitle" style:display-name="Architecture Layout-subtitle" style:family="presentation">
      <style:graphic-properties draw:stroke="none" draw:fill="none" draw:textarea-vertical-align="middle">
        <text:list-style style:name="Architecture_20_Layout-subtitle" style:display-name="Architectur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chitecture_20_Layout-title" style:display-name="Architecture Layout-title" style:family="presentation">
      <style:graphic-properties draw:stroke="none" draw:fill="none" draw:textarea-vertical-align="middle">
        <text:list-style style:name="Architecture_20_Layout-title" style:display-name="Architectur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style style:name="Experimentation_20_Layout-background" style:display-name="Experimentation Layout-background" style:family="presentation">
      <style:graphic-properties draw:stroke="none" draw:fill="solid" draw:fill-color="#ffffff"/>
      <style:text-properties style:letter-kerning="true"/>
    </style:style>
    <style:style style:name="Experimentation_20_Layout-backgroundobjects" style:display-name="Experimentation Layout-backgroundobjects" style:family="presentation">
      <style:graphic-properties draw:textarea-horizontal-align="justify" draw:shadow="hidden" draw:shadow-offset-x="0.2cm" draw:shadow-offset-y="0.2cm" draw:shadow-color="#808080"/>
      <style:text-properties style:letter-kerning="true"/>
    </style:style>
    <style:style style:name="Experimentation_20_Layout-notes" style:display-name="Experimentation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perimentation_20_Layout-outline1" style:display-name="Experimentation Layout-outline1" style:family="presentation">
      <style:graphic-properties draw:stroke="none" draw:fill="none" draw:auto-grow-height="false" draw:fit-to-size="shrink-to-fit">
        <text:list-style style:name="Experimentation_20_Layout-outline1" style:display-name="Experimentation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20%"/>
      <style:text-properties fo:font-variant="normal" fo:text-transform="none" style:use-window-font-color="true" style:text-outline="false" style:text-line-through-style="none" style:text-line-through-type="none" style:text-position="0% 100%" style:font-name="Helvetica Neue1" fo:font-family="'Helvetica Neue'" fo:font-size="32pt" fo:letter-spacing="normal" fo:font-style="normal" fo:text-shadow="none" style:text-underline-style="none" fo:font-weight="normal" style:letter-kerning="true" fo:background-color="transparent" style:font-name-asian="Helvetica Neue1" style:font-family-asian="'Helvetica Neue'" style:font-size-asian="32pt" style:font-style-asian="normal" style:font-weight-asian="normal" style:font-name-complex="Helvetica Neue1" style:font-family-complex="'Helvetica Neue'" style:font-size-complex="32pt" style:font-style-complex="normal" style:font-weight-complex="normal" style:text-emphasize="none" style:font-relief="none" style:text-overline-style="none" style:text-overline-color="font-color"/>
    </style:style>
    <style:style style:name="Experimentation_20_Layout-outline2" style:display-name="Experimentation Layout-outline2" style:family="presentation" style:parent-style-name="Experimentation_20_Layout-outline1">
      <style:paragraph-properties fo:margin-top="0.4cm" fo:margin-bottom="0cm" fo:line-height="120%"/>
      <style:text-properties fo:font-variant="normal" fo:text-transform="none" style:text-line-through-style="none" style:text-line-through-type="none" style:text-position="0% 100%" style:font-name="Helvetica Neue1" fo:font-family="'Helvetica Neue'" fo:font-size="24pt" fo:letter-spacing="normal" fo:font-style="normal" style:text-underline-style="none" fo:font-weight="normal"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style>
    <style:style style:name="Experimentation_20_Layout-outline3" style:display-name="Experimentation Layout-outline3" style:family="presentation" style:parent-style-name="Experimentation_20_Layout-outline2">
      <style:paragraph-properties fo:margin-top="0.3cm" fo:margin-bottom="0cm" fo:line-height="120%"/>
      <style:text-properties fo:font-variant="normal" fo:text-transform="none" style:text-line-through-style="none" style:text-line-through-type="none" style:text-position="0% 100%" style:font-name="Helvetica Neue1" fo:font-family="'Helvetica Neue'" fo:font-size="20pt" fo:letter-spacing="normal" fo:font-style="normal" style:text-underline-style="none" fo:font-weight="normal" style:font-name-asian="Helvetica Neue1" style:font-family-asian="'Helvetica Neue'" style:font-size-asian="20pt" style:font-style-asian="normal" style:font-weight-asian="normal" style:font-name-complex="Helvetica Neue1" style:font-family-complex="'Helvetica Neue'" style:font-size-complex="20pt" style:font-style-complex="normal" style:font-weight-complex="normal"/>
    </style:style>
    <style:style style:name="Experimentation_20_Layout-outline4" style:display-name="Experimentation Layout-outline4" style:family="presentation" style:parent-style-name="Experimentation_20_Layout-outline3">
      <style:paragraph-properties fo:margin-top="0.2cm" fo:margin-bottom="0cm" fo:line-height="120%"/>
      <style:text-properties fo:font-variant="normal" fo:text-transform="none" style:text-line-through-style="none" style:text-line-through-type="none" style:text-position="0% 100%" style:font-name="Helvetica Neue1" fo:font-family="'Helvetica Neue'" fo:font-size="18pt" fo:letter-spacing="normal" fo:font-style="normal" style:text-underline-style="none" fo:font-weight="normal" style:font-name-asian="Helvetica Neue1" style:font-family-asian="'Helvetica Neue'" style:font-size-asian="18pt" style:font-style-asian="normal" style:font-weight-asian="normal" style:font-name-complex="Helvetica Neue1" style:font-family-complex="'Helvetica Neue'" style:font-size-complex="18pt" style:font-style-complex="normal" style:font-weight-complex="normal"/>
    </style:style>
    <style:style style:name="Experimentation_20_Layout-outline5" style:display-name="Experimentation Layout-outline5" style:family="presentation" style:parent-style-name="Experimentation_20_Layout-outline4">
      <style:paragraph-properties fo:margin-top="0.1cm" fo:margin-bottom="0cm"/>
      <style:text-properties fo:font-size="20pt" style:font-size-asian="20pt" style:font-size-complex="20pt"/>
    </style:style>
    <style:style style:name="Experimentation_20_Layout-outline6" style:display-name="Experimentation Layout-outline6" style:family="presentation" style:parent-style-name="Experimentation_20_Layout-outline5">
      <style:paragraph-properties fo:margin-top="0.1cm" fo:margin-bottom="0cm"/>
      <style:text-properties fo:font-size="20pt" style:font-size-asian="20pt" style:font-size-complex="20pt"/>
    </style:style>
    <style:style style:name="Experimentation_20_Layout-outline7" style:display-name="Experimentation Layout-outline7" style:family="presentation" style:parent-style-name="Experimentation_20_Layout-outline6">
      <style:paragraph-properties fo:margin-top="0.1cm" fo:margin-bottom="0cm"/>
      <style:text-properties fo:font-size="20pt" style:font-size-asian="20pt" style:font-size-complex="20pt"/>
    </style:style>
    <style:style style:name="Experimentation_20_Layout-outline8" style:display-name="Experimentation Layout-outline8" style:family="presentation" style:parent-style-name="Experimentation_20_Layout-outline7">
      <style:paragraph-properties fo:margin-top="0.1cm" fo:margin-bottom="0cm"/>
      <style:text-properties fo:font-size="20pt" style:font-size-asian="20pt" style:font-size-complex="20pt"/>
    </style:style>
    <style:style style:name="Experimentation_20_Layout-outline9" style:display-name="Experimentation Layout-outline9" style:family="presentation" style:parent-style-name="Experimentation_20_Layout-outline8">
      <style:paragraph-properties fo:margin-top="0.1cm" fo:margin-bottom="0cm"/>
      <style:text-properties fo:font-size="20pt" style:font-size-asian="20pt" style:font-size-complex="20pt"/>
    </style:style>
    <style:style style:name="Experimentation_20_Layout-subtitle" style:display-name="Experimentation Layout-subtitle" style:family="presentation">
      <style:graphic-properties draw:stroke="none" draw:fill="none" draw:textarea-vertical-align="middle">
        <text:list-style style:name="Experimentation_20_Layout-subtitle" style:display-name="Experimentation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perimentation_20_Layout-title" style:display-name="Experimentation Layout-title" style:family="presentation">
      <style:graphic-properties draw:stroke="none" draw:fill="none" draw:textarea-vertical-align="middle">
        <text:list-style style:name="Experimentation_20_Layout-title" style:display-name="Experimentation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Helvetica Neue1" fo:font-family="'Helvetica Neue'" fo:font-size="24pt" fo:letter-spacing="normal" fo:font-style="normal" fo:text-shadow="none" style:text-underline-style="none" fo:font-weight="normal" style:letter-kerning="true" fo:background-color="transparent" style:font-name-asian="Helvetica Neue1" style:font-family-asian="'Helvetica Neue'" style:font-size-asian="24pt" style:font-style-asian="normal" style:font-weight-asian="normal" style:font-name-complex="Helvetica Neue1" style:font-family-complex="'Helvetica Neu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middle" draw:auto-grow-height="false" draw:fit-to-size="shrink-to-fit" fo:min-height="0cm" fo:min-width="0cm" fo:padding-top="0.125cm" fo:padding-bottom="0.125cm" fo:padding-left="0.25cm" fo:padding-right="0.25cm" fo:wrap-option="wrap"/>
    </style:style>
    <style:style style:name="Mgr5" style:family="graphic" style:parent-style-name="standard">
      <style:graphic-properties draw:stroke="none" svg:stroke-width="0.071cm" draw:stroke-linejoin="round" draw:fill="solid" draw:fill-color="#ff8080" draw:textarea-vertical-align="middle" draw:auto-grow-height="false" draw:fit-to-size="false" fo:min-height="0cm" fo:min-width="0cm" fo:padding-top="0cm" fo:padding-bottom="0cm" fo:padding-left="0.5cm" fo:padding-right="0.5cm" fo:wrap-option="wrap"/>
    </style:style>
    <style:style style:name="Mgr6" style:family="graphic" style:parent-style-name="standard">
      <style:graphic-properties draw:stroke="none" svg:stroke-width="0.071cm" draw:stroke-linejoin="round" draw:fill="solid" draw:fill-color="#80b3ff" draw:textarea-vertical-align="middle" draw:auto-grow-height="false" draw:fit-to-size="false" fo:min-height="0cm" fo:min-width="0cm" fo:padding-top="0cm" fo:padding-bottom="0cm" fo:padding-left="0.5cm" fo:padding-right="0.5cm" fo:wrap-option="wrap"/>
    </style:style>
    <style:style style:name="Mgr7" style:family="graphic" style:parent-style-name="standard">
      <style:graphic-properties draw:stroke="none" svg:stroke-width="0.071cm" draw:stroke-linejoin="round" draw:fill="solid" draw:fill-color="#87deaa" draw:textarea-vertical-align="middle" draw:auto-grow-height="false" draw:fit-to-size="false" fo:min-height="0cm" fo:min-width="0cm" fo:padding-top="0cm" fo:padding-bottom="0cm" fo:padding-left="0.5cm" fo:padding-right="0.5cm" fo:wrap-option="wrap"/>
    </style:style>
    <style:style style:name="Mgr8" style:family="graphic" style:parent-style-name="standard">
      <style:graphic-properties draw:stroke="none" svg:stroke-width="0.035cm" draw:stroke-linejoin="miter" draw:fill="none" draw:textarea-vertical-align="middle" draw:auto-grow-height="false" draw:fit-to-size="false" fo:min-height="0cm" fo:min-width="0cm" fo:padding-top="0.141cm" fo:padding-bottom="0.141cm" fo:padding-left="0.141cm" fo:padding-right="0.141cm" fo:wrap-option="wrap"/>
    </style:style>
    <style:style style:name="Mgr9"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wrap"/>
    </style:style>
    <style:style style:name="M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1"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Mgr12" style:family="graphic" style:parent-style-name="standard">
      <style:graphic-properties draw:stroke="none" svg:stroke-width="0.071cm" draw:stroke-linejoin="miter" draw:fill="solid" draw:fill-color="#000000" draw:textarea-vertical-align="middle" draw:auto-grow-height="true" draw:fit-to-size="false" fo:min-height="0cm" fo:min-width="0cm" fo:padding-top="0.106cm" fo:padding-bottom="0.106cm" fo:padding-left="0.106cm" fo:padding-right="0.106cm" fo:wrap-option="wrap"/>
    </style:style>
    <style:style style:name="Mgr13" style:family="graphic" style:parent-style-name="standard">
      <style:graphic-properties draw:stroke="none" svg:stroke-width="0.071cm" draw:stroke-linejoin="miter" draw:fill="solid" draw:fill-color="#ff8080" draw:textarea-vertical-align="middle" draw:auto-grow-height="true" draw:fit-to-size="false" fo:min-height="0cm" fo:min-width="0cm" fo:padding-top="0.106cm" fo:padding-bottom="0.106cm" fo:padding-left="0.106cm" fo:padding-right="0.106cm" fo:wrap-option="wrap"/>
    </style:style>
    <style:style style:name="Mgr14" style:family="graphic" style:parent-style-name="standard">
      <style:graphic-properties draw:stroke="none" svg:stroke-width="0.035cm" draw:stroke-linejoin="miter" draw:fill="none" draw:textarea-vertical-align="middle" draw:auto-grow-height="true" draw:fit-to-size="false" fo:min-height="0cm" fo:min-width="0cm" fo:padding-top="0.141cm" fo:padding-bottom="0.141cm" fo:padding-left="0.141cm" fo:padding-right="0.141cm" fo:wrap-option="no-wrap"/>
    </style:style>
    <style:style style:name="Mgr15" style:family="graphic" style:parent-style-name="standard">
      <style:graphic-properties draw:stroke="none" svg:stroke-width="0.071cm" draw:stroke-linejoin="miter" draw:fill="solid" draw:fill-color="#87deaa" draw:textarea-vertical-align="middle" draw:auto-grow-height="true" draw:fit-to-size="false" fo:min-height="0cm" fo:min-width="0cm" fo:padding-top="0.106cm" fo:padding-bottom="0.106cm" fo:padding-left="0.106cm" fo:padding-right="0.106cm" fo:wrap-option="wrap"/>
    </style:style>
    <style:style style:name="Mgr16" style:family="graphic" style:parent-style-name="standard">
      <style:graphic-properties draw:stroke="none" svg:stroke-width="0.071cm" draw:stroke-linejoin="miter" draw:fill="solid" draw:fill-color="#80b3ff" draw:textarea-vertical-align="middle" draw:auto-grow-height="true" draw:fit-to-size="false" fo:min-height="0cm" fo:min-width="0cm" fo:padding-top="0.106cm" fo:padding-bottom="0.106cm" fo:padding-left="0.106cm" fo:padding-right="0.106cm" fo:wrap-option="wrap"/>
    </style:style>
    <style:style style:name="Mpr1" style:family="presentation" style:parent-style-name="_31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2" style:family="presentation" style:parent-style-name="_31__5f_Default_20_-_20_Titelfolie_20_A-backgroundobjects">
      <style:graphic-properties draw:stroke="none" draw:fill="none" draw:fill-color="#ffffff" draw:auto-grow-height="false" fo:min-height="1.485cm"/>
    </style:style>
    <style:style style:name="Mpr3" style:family="presentation" style:parent-style-name="_31__5f_Default_20_-_20_Titelfolie_20_A-backgroundobjects">
      <style:graphic-properties draw:stroke="none" draw:fill="none" draw:fill-color="#ffffff" draw:textarea-vertical-align="bottom" draw:auto-grow-height="false" fo:min-height="1.485cm"/>
    </style:style>
    <style:style style:name="Mpr4" style:family="presentation" style:parent-style-name="_32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5" style:family="presentation" style:parent-style-name="_32__5f_Default_20_-_20_Titelfolie_20_A-backgroundobjects">
      <style:graphic-properties draw:stroke="none" draw:fill="none" draw:fill-color="#ffffff" draw:auto-grow-height="false" fo:min-height="1.485cm"/>
    </style:style>
    <style:style style:name="Mpr6" style:family="presentation" style:parent-style-name="_32__5f_Default_20_-_20_Titelfolie_20_A-backgroundobjects">
      <style:graphic-properties draw:stroke="none" draw:fill="none" draw:fill-color="#ffffff" draw:textarea-vertical-align="bottom" draw:auto-grow-height="false" fo:min-height="1.485cm"/>
    </style:style>
    <style:style style:name="Mpr7" style:family="presentation" style:parent-style-name="_33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8" style:family="presentation" style:parent-style-name="_33__5f_Default_20_-_20_Titelfolie_20_A-backgroundobjects">
      <style:graphic-properties draw:stroke="none" draw:fill="none" draw:fill-color="#ffffff" draw:auto-grow-height="false" fo:min-height="1.485cm"/>
    </style:style>
    <style:style style:name="Mpr9" style:family="presentation" style:parent-style-name="_33__5f_Default_20_-_20_Titelfolie_20_A-backgroundobjects">
      <style:graphic-properties draw:stroke="none" draw:fill="none" draw:fill-color="#ffffff" draw:textarea-vertical-align="bottom" draw:auto-grow-height="false" fo:min-height="1.485cm"/>
    </style:style>
    <style:style style:name="Mpr10" style:family="presentation" style:parent-style-name="_35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11" style:family="presentation" style:parent-style-name="_35__5f_Default_20_-_20_Titelfolie_20_A-backgroundobjects">
      <style:graphic-properties draw:stroke="none" draw:fill="none" draw:fill-color="#ffffff" draw:auto-grow-height="false" fo:min-height="1.485cm"/>
    </style:style>
    <style:style style:name="Mpr12" style:family="presentation" style:parent-style-name="_35__5f_Default_20_-_20_Titelfolie_20_A-backgroundobjects">
      <style:graphic-properties draw:stroke="none" draw:fill="none" draw:fill-color="#ffffff" draw:textarea-vertical-align="bottom" draw:auto-grow-height="false" fo:min-height="1.485cm"/>
    </style:style>
    <style:style style:name="Mpr13" style:family="presentation" style:parent-style-name="_34__5f_Default_20_-_20_Titelfolie_20_A-title">
      <style:graphic-properties draw:stroke="none" svg:stroke-width="0.035cm" draw:stroke-linejoin="round" draw:fill="none" draw:textarea-vertical-align="bottom" draw:auto-grow-height="false" draw:fit-to-size="false" fo:min-height="4.524cm" fo:padding-top="0.353cm" fo:padding-bottom="0.353cm" fo:padding-left="0.353cm" fo:padding-right="0.353cm" fo:wrap-option="wrap"/>
    </style:style>
    <style:style style:name="Mpr14" style:family="presentation" style:parent-style-name="_34__5f_Default_20_-_20_Titelfolie_20_A-backgroundobjects">
      <style:graphic-properties draw:fill="none" draw:textarea-vertical-align="middle"/>
    </style:style>
    <style:style style:name="Mpr15" style:family="presentation" style:parent-style-name="_34__5f_Default_20_-_20_Titelfolie_20_A-backgroundobjects">
      <style:graphic-properties draw:stroke="none" draw:fill="none" draw:fill-color="#ffffff" draw:auto-grow-height="false" fo:min-height="1.485cm"/>
    </style:style>
    <style:style style:name="Mpr16" style:family="presentation" style:parent-style-name="_34__5f_Default_20_-_20_Titelfolie_20_A-backgroundobjects">
      <style:graphic-properties draw:stroke="none" draw:fill="none" draw:fill-color="#ffffff" draw:textarea-vertical-align="bottom" draw:auto-grow-height="false" fo:min-height="1.485cm"/>
    </style:style>
    <style:style style:name="Mpr17" style:family="presentation" style:parent-style-name="Default_20_-_20_Inhalt_20_1-spaltig-title">
      <style:graphic-properties draw:stroke="none" svg:stroke-width="0.035cm" draw:stroke-linejoin="round" draw:fill="none" draw:textarea-vertical-align="top" draw:auto-grow-height="false" draw:fit-to-size="false" fo:min-height="4.524cm" fo:padding-top="0.353cm" fo:padding-bottom="0.353cm" fo:padding-left="0.353cm" fo:padding-right="0.353cm" fo:wrap-option="wrap"/>
    </style:style>
    <style:style style:name="Mpr18" style:family="presentation" style:parent-style-name="Default_20_-_20_Inhalt_20_1-spaltig-outline1">
      <style:graphic-properties draw:stroke="none" svg:stroke-width="0cm" draw:fill="none" draw:textarea-vertical-align="top" draw:auto-grow-height="false" draw:fit-to-size="false" fo:min-height="15.713cm" fo:padding-top="0.127cm" fo:padding-bottom="0.127cm" fo:padding-left="0.254cm" fo:padding-right="0.254cm" fo:wrap-option="wrap"/>
    </style:style>
    <style:style style:name="Mpr19" style:family="presentation" style:parent-style-name="Default_20_-_20_Inhalt_20_1-spaltig-backgroundobjects">
      <style:graphic-properties draw:stroke="none" svg:stroke-width="0cm" draw:fill="none" draw:fill-color="#ffffff" draw:textarea-vertical-align="middle" draw:auto-grow-height="false" draw:fit-to-size="false" fo:min-height="15.713cm" fo:padding-top="0.125cm" fo:padding-bottom="0.125cm" fo:padding-left="0.25cm" fo:padding-right="0.25cm" fo:wrap-option="wrap"/>
    </style:style>
    <style:style style:name="Mpr20" style:family="presentation" style:parent-style-name="Default_20_-_20_Inhalt_20_1-spaltig-backgroundobjects">
      <style:graphic-properties draw:stroke="none" draw:fill="none" draw:fill-color="#ffffff" draw:auto-grow-height="false" fo:min-height="1.485cm"/>
    </style:style>
    <style:style style:name="Mpr21" style:family="presentation" style:parent-style-name="Default_20_-_20_Inhalt_20_1-spaltig-backgroundobjects">
      <style:graphic-properties draw:stroke="none" draw:fill="none" draw:fill-color="#ffffff" draw:textarea-vertical-align="bottom" draw:auto-grow-height="false" fo:min-height="1.485cm"/>
    </style:style>
    <style:style style:name="Mpr22" style:family="presentation" style:parent-style-name="Measurement_20_Layout-title">
      <style:graphic-properties draw:stroke="none" svg:stroke-width="0.035cm" draw:stroke-linejoin="round" draw:fill="none" draw:textarea-vertical-align="top" draw:auto-grow-height="false" draw:fit-to-size="false" fo:min-height="4.524cm" fo:padding-top="0.353cm" fo:padding-bottom="0.353cm" fo:padding-left="0.353cm" fo:padding-right="0.353cm" fo:wrap-option="wrap"/>
    </style:style>
    <style:style style:name="Mpr23" style:family="presentation" style:parent-style-name="Measurement_20_Layout-outline1">
      <style:graphic-properties draw:stroke="none" svg:stroke-width="0cm" draw:fill="none" draw:textarea-vertical-align="top" draw:auto-grow-height="false" draw:fit-to-size="false" fo:min-height="15.713cm" fo:padding-top="0.127cm" fo:padding-bottom="0.127cm" fo:padding-left="0.254cm" fo:padding-right="0.254cm" fo:wrap-option="wrap"/>
    </style:style>
    <style:style style:name="Mpr24" style:family="presentation" style:parent-style-name="Measurement_20_Layout-backgroundobjects">
      <style:graphic-properties draw:stroke="none" svg:stroke-width="0cm" draw:fill="none" draw:fill-color="#ffffff" draw:textarea-vertical-align="middle" draw:auto-grow-height="false" draw:fit-to-size="false" fo:min-height="15.713cm" fo:padding-top="0.125cm" fo:padding-bottom="0.125cm" fo:padding-left="0.25cm" fo:padding-right="0.25cm" fo:wrap-option="wrap"/>
    </style:style>
    <style:style style:name="Mpr25" style:family="presentation" style:parent-style-name="Measurement_20_Layout-backgroundobjects">
      <style:graphic-properties draw:stroke="none" draw:fill="none" draw:fill-color="#ffffff" draw:auto-grow-height="false" fo:min-height="1.485cm"/>
    </style:style>
    <style:style style:name="Mpr26" style:family="presentation" style:parent-style-name="Measurement_20_Layout-backgroundobjects">
      <style:graphic-properties draw:stroke="none" draw:fill="none" draw:fill-color="#ffffff" draw:textarea-vertical-align="bottom" draw:auto-grow-height="false" fo:min-height="1.485cm"/>
    </style:style>
    <style:style style:name="Mpr27" style:family="presentation" style:parent-style-name="Architecture_20_Layout-title">
      <style:graphic-properties draw:stroke="none" svg:stroke-width="0.035cm" draw:stroke-linejoin="round" draw:fill="none" draw:textarea-vertical-align="top" draw:auto-grow-height="false" draw:fit-to-size="false" fo:min-height="4.524cm" fo:padding-top="0.353cm" fo:padding-bottom="0.353cm" fo:padding-left="0.353cm" fo:padding-right="0.353cm" fo:wrap-option="wrap"/>
    </style:style>
    <style:style style:name="Mpr28" style:family="presentation" style:parent-style-name="Architecture_20_Layout-outline1">
      <style:graphic-properties draw:stroke="none" svg:stroke-width="0cm" draw:fill="none" draw:textarea-vertical-align="top" draw:auto-grow-height="false" draw:fit-to-size="false" fo:min-height="15.713cm" fo:padding-top="0.127cm" fo:padding-bottom="0.127cm" fo:padding-left="0.254cm" fo:padding-right="0.254cm" fo:wrap-option="wrap"/>
    </style:style>
    <style:style style:name="Mpr29" style:family="presentation" style:parent-style-name="Architecture_20_Layout-backgroundobjects">
      <style:graphic-properties draw:stroke="none" svg:stroke-width="0cm" draw:fill="none" draw:fill-color="#ffffff" draw:textarea-vertical-align="middle" draw:auto-grow-height="false" draw:fit-to-size="false" fo:min-height="15.713cm" fo:padding-top="0.125cm" fo:padding-bottom="0.125cm" fo:padding-left="0.25cm" fo:padding-right="0.25cm" fo:wrap-option="wrap"/>
    </style:style>
    <style:style style:name="Mpr30" style:family="presentation" style:parent-style-name="Architecture_20_Layout-backgroundobjects">
      <style:graphic-properties draw:stroke="none" draw:fill="none" draw:fill-color="#ffffff" draw:auto-grow-height="false" fo:min-height="1.485cm"/>
    </style:style>
    <style:style style:name="Mpr31" style:family="presentation" style:parent-style-name="Architecture_20_Layout-backgroundobjects">
      <style:graphic-properties draw:stroke="none" draw:fill="none" draw:fill-color="#ffffff" draw:textarea-vertical-align="bottom" draw:auto-grow-height="false" fo:min-height="1.485cm"/>
    </style:style>
    <style:style style:name="Mpr32" style:family="presentation" style:parent-style-name="Experimentation_20_Layout-title">
      <style:graphic-properties draw:stroke="none" svg:stroke-width="0.035cm" draw:stroke-linejoin="round" draw:fill="none" draw:textarea-vertical-align="top" draw:auto-grow-height="false" draw:fit-to-size="false" fo:min-height="4.524cm" fo:padding-top="0.353cm" fo:padding-bottom="0.353cm" fo:padding-left="0.353cm" fo:padding-right="0.353cm" fo:wrap-option="wrap"/>
    </style:style>
    <style:style style:name="Mpr33" style:family="presentation" style:parent-style-name="Experimentation_20_Layout-outline1">
      <style:graphic-properties draw:stroke="none" svg:stroke-width="0cm" draw:fill="none" draw:textarea-vertical-align="top" draw:auto-grow-height="false" draw:fit-to-size="false" fo:min-height="15.713cm" fo:padding-top="0.127cm" fo:padding-bottom="0.127cm" fo:padding-left="0.254cm" fo:padding-right="0.254cm" fo:wrap-option="wrap"/>
    </style:style>
    <style:style style:name="Mpr34" style:family="presentation" style:parent-style-name="Experimentation_20_Layout-backgroundobjects">
      <style:graphic-properties draw:stroke="none" svg:stroke-width="0cm" draw:fill="none" draw:fill-color="#ffffff" draw:textarea-vertical-align="middle" draw:auto-grow-height="false" draw:fit-to-size="false" fo:min-height="15.713cm" fo:padding-top="0.125cm" fo:padding-bottom="0.125cm" fo:padding-left="0.25cm" fo:padding-right="0.25cm" fo:wrap-option="wrap"/>
    </style:style>
    <style:style style:name="Mpr35" style:family="presentation" style:parent-style-name="Experimentation_20_Layout-backgroundobjects">
      <style:graphic-properties draw:stroke="none" draw:fill="none" draw:fill-color="#ffffff" draw:auto-grow-height="false" fo:min-height="1.485cm"/>
    </style:style>
    <style:style style:name="Mpr36" style:family="presentation" style:parent-style-name="Experimentation_20_Layou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247cm" fo:margin-bottom="0cm" fo:line-height="120%" fo:text-align="center" fo:text-indent="0cm">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6pt"/>
    </style:style>
    <style:style style:name="MP8" style:family="paragraph">
      <style:paragraph-properties fo:margin-top="0cm" fo:margin-bottom="0cm" fo:line-height="100%" fo:text-align="start"/>
    </style:style>
    <style:style style:name="MP9" style:family="paragraph">
      <loext:graphic-properties draw:fill="solid" draw:fill-color="#ff8080"/>
      <style:paragraph-properties fo:text-align="start" style:font-independent-line-spacing="true"/>
      <style:text-properties fo:font-size="24pt"/>
    </style:style>
    <style:style style:name="MP10" style:family="paragraph">
      <loext:graphic-properties draw:fill="solid" draw:fill-color="#80b3ff"/>
      <style:paragraph-properties fo:text-align="start" style:font-independent-line-spacing="true"/>
      <style:text-properties fo:font-size="24pt"/>
    </style:style>
    <style:style style:name="MP11" style:family="paragraph">
      <loext:graphic-properties draw:fill="solid" draw:fill-color="#87deaa"/>
      <style:paragraph-properties fo:text-align="start" style:font-independent-line-spacing="true"/>
      <style:text-properties fo:font-size="24pt"/>
    </style:style>
    <style:style style:name="MP12" style:family="paragraph">
      <style:paragraph-properties fo:margin-top="0cm" fo:margin-bottom="0cm" fo:line-height="100%" fo:text-align="center"/>
    </style:style>
    <style:style style:name="MP13" style:family="paragraph">
      <loext:graphic-properties draw:fill="none"/>
      <style:paragraph-properties fo:text-align="start" style:font-independent-line-spacing="true"/>
      <style:text-properties fo:font-size="60pt"/>
    </style:style>
    <style:style style:name="MP1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true"/>
    </style:style>
    <style:style style:name="MP15" style:family="paragraph">
      <loext:graphic-properties draw:fill="none"/>
      <style:paragraph-properties fo:text-align="start" style:font-independent-line-spacing="true"/>
      <style:text-properties fo:font-size="24pt"/>
    </style:style>
    <style:style style:name="M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true"/>
    </style:style>
    <style:style style:name="MP17" style:family="paragraph">
      <loext:graphic-properties draw:fill="none"/>
      <style:paragraph-properties fo:text-align="start" style:font-independent-line-spacing="true"/>
      <style:text-properties fo:font-size="54pt"/>
    </style:style>
    <style:style style:name="MP18" style:family="paragraph">
      <loext:graphic-properties draw:fill="none"/>
      <style:paragraph-properties fo:text-align="center"/>
    </style:style>
    <style:style style:name="MP19" style:family="paragraph">
      <loext:graphic-properties draw:fill="none"/>
      <style:paragraph-properties fo:text-align="start" style:font-independent-line-spacing="true"/>
      <style:text-properties fo:font-size="38pt"/>
    </style:style>
    <style:style style:name="MP20" style:family="paragraph">
      <loext:graphic-properties draw:fill="solid" draw:fill-color="#000000"/>
      <style:paragraph-properties fo:text-align="start" style:font-independent-line-spacing="true"/>
      <style:text-properties fo:font-size="24pt"/>
    </style:style>
    <style:style style:name="MP21" style:family="paragraph">
      <style:paragraph-properties fo:text-align="start"/>
    </style:style>
    <style:style style:name="MP22" style:family="paragraph">
      <style:paragraph-properties fo:margin-left="0cm" fo:margin-right="0cm" fo:text-align="start" fo:text-indent="0cm"/>
    </style:style>
    <style:style style:name="MP23" style:family="paragraph">
      <style:paragraph-properties fo:margin-left="0cm" fo:margin-right="0cm" fo:margin-top="0.247cm" fo:margin-bottom="0cm" fo:line-height="100%" fo:text-align="start" fo:text-indent="0cm"/>
    </style:style>
    <style:style style:name="MP24" style:family="paragraph">
      <loext:graphic-properties draw:fill="none"/>
      <style:paragraph-properties fo:text-align="start" style:font-independent-line-spacing="true"/>
      <style:text-properties fo:font-size="32pt"/>
    </style:style>
    <style:style style:name="MP25" style:family="paragraph">
      <style:paragraph-properties fo:margin-top="0cm" fo:margin-bottom="0cm" fo:line-height="100%" fo:text-align="center"/>
      <style:text-properties fo:font-size="16pt" style:font-size-asian="14pt" style:font-size-complex="14pt"/>
    </style:style>
    <style:style style:name="MP26" style:family="paragraph">
      <loext:graphic-properties draw:fill="none" draw:fill-color="#ffffff"/>
      <style:paragraph-properties fo:text-align="start" style:font-independent-line-spacing="true"/>
      <style:text-properties fo:font-size="16pt" style:font-size-asian="14pt" style:font-size-complex="14pt"/>
    </style:style>
    <style:style style:name="M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true"/>
    </style:style>
    <style:style style:name="MT1" style:family="text">
      <style:text-properties fo:font-size="14pt" style:font-size-asian="14pt" style:font-size-complex="14pt"/>
    </style:style>
    <style:style style:name="MT2" style:family="text">
      <style:text-properties fo:font-variant="normal" fo:text-transform="none" fo:color="#686f76" style:text-line-through-style="none" style:text-line-through-type="none" style:text-position="0% 100%" style:font-name="Helvetica Neue1" fo:font-size="16pt" fo:letter-spacing="normal" fo:font-style="normal" style:text-underline-style="none" fo:font-weight="normal" style:font-name-asian="Helvetica Neue1" style:font-size-asian="16pt" style:font-style-asian="normal" style:font-weight-asian="normal" style:font-name-complex="Helvetica Neue1" style:font-size-complex="1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Bauhaus 93"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MT4" style:family="text">
      <style:text-properties fo:font-variant="normal" fo:text-transform="none" style:text-line-through-style="none" style:text-line-through-type="none" style:text-position="0% 100%" style:font-name="Helvetica Neue1" fo:font-size="60pt" fo:letter-spacing="normal" fo:font-style="normal" style:text-underline-style="none" fo:font-weight="bold" style:font-name-asian="Helvetica Neue1" style:font-size-asian="60pt" style:font-style-asian="normal" style:font-weight-asian="bold" style:font-name-complex="Helvetica Neue1" style:font-size-complex="60pt" style:font-style-complex="normal" style:font-weight-complex="bold"/>
    </style:style>
    <style:style style:name="MT5" style:family="text">
      <style:text-properties fo:font-variant="normal" fo:text-transform="none" fo:color="#686f76" style:text-line-through-style="none" style:text-line-through-type="none" style:text-position="0% 100%" style:font-name="Helvetica Neue1" fo:font-size="18pt" fo:letter-spacing="normal" fo:font-style="italic" style:text-underline-style="none" fo:font-weight="normal" style:font-name-asian="Helvetica Neue1" style:font-size-asian="18pt" style:font-style-asian="italic" style:font-weight-asian="normal" style:font-name-complex="Helvetica Neue1" style:font-size-complex="18pt" style:font-style-complex="italic" style:font-weight-complex="normal"/>
    </style:style>
    <style:style style:name="MT6" style:family="text">
      <style:text-properties fo:font-variant="normal" fo:text-transform="none" fo:color="#686f76" style:text-line-through-style="none" style:text-line-through-type="none" style:text-position="0% 100%" style:font-name="Helvetica Neue1" fo:font-size="14pt" fo:letter-spacing="normal" fo:font-style="italic" style:text-underline-style="none" fo:font-weight="normal" style:font-name-asian="Helvetica Neue1" style:font-size-asian="14pt" style:font-style-asian="italic" style:font-weight-asian="normal" style:font-name-complex="Helvetica Neue1" style:font-size-complex="14pt" style:font-style-complex="italic" style:font-weight-complex="normal"/>
    </style:style>
    <style:style style:name="MT7" style:family="text">
      <style:text-properties fo:font-variant="normal" fo:text-transform="none" style:text-line-through-style="none" style:text-line-through-type="none" style:text-position="0% 100%" style:font-name="Helvetica Neue1" fo:font-size="54pt" fo:letter-spacing="normal" fo:font-style="normal" style:text-underline-style="none" fo:font-weight="bold" style:font-name-asian="Helvetica Neue1" style:font-size-asian="54pt" style:font-style-asian="normal" style:font-weight-asian="bold" style:font-name-complex="Helvetica Neue1" style:font-size-complex="54pt" style:font-style-complex="normal" style:font-weight-complex="bold"/>
    </style:style>
    <style:style style:name="MT8" style:family="text">
      <style:text-properties fo:font-variant="normal" fo:text-transform="none" style:text-line-through-style="none" style:text-line-through-type="none" style:text-position="0% 100%" style:font-name="Helvetica Neue1" fo:font-size="38pt" fo:letter-spacing="normal" fo:font-style="normal" style:text-underline-style="none" fo:font-weight="bold" style:font-name-asian="Helvetica Neue1" style:font-size-asian="38pt" style:font-style-asian="normal" style:font-weight-asian="bold" style:font-name-complex="Helvetica Neue1" style:font-size-complex="38pt" style:font-style-complex="normal" style:font-weight-complex="bold"/>
    </style:style>
    <style:style style:name="MT9" style:family="text">
      <style:text-properties fo:font-variant="normal" fo:text-transform="none"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MT10" style:family="text">
      <style:text-properties fo:font-variant="normal" fo:text-transform="none" style:text-line-through-style="none" style:text-line-through-type="none" style:text-position="0% 100%" style:font-name="Helvetica Neue1" fo:font-size="28pt" fo:letter-spacing="normal" fo:font-style="normal" style:text-underline-style="none" fo:font-weight="normal" style:font-name-asian="Helvetica Neue1" style:font-size-asian="28pt" style:font-style-asian="normal" style:font-weight-asian="normal" style:font-name-complex="Helvetica Neue1" style:font-size-complex="28pt" style:font-style-complex="normal" style:font-weight-complex="normal"/>
    </style:style>
    <style:style style:name="MT11" style:family="text">
      <style:text-properties fo:font-variant="normal" fo:text-transform="none"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MT12" style:family="text">
      <style:text-properties fo:font-variant="normal" fo:text-transform="none" style:text-line-through-style="none" style:text-line-through-type="none" style:text-position="0% 100%" style:font-name="Helvetica Neue1" fo:font-size="20pt" fo:letter-spacing="normal" fo:font-style="normal" style:text-underline-style="none" fo:font-weight="normal" style:font-name-asian="Helvetica Neue1" style:font-size-asian="20pt" style:font-style-asian="normal" style:font-weight-asian="normal" style:font-name-complex="Helvetica Neue1" style:font-size-complex="20pt" style:font-style-complex="normal" style:font-weight-complex="normal"/>
    </style:style>
    <style:style style:name="MT13" style:family="text">
      <style:text-properties fo:font-variant="normal" fo:text-transform="none"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MT14" style:family="text">
      <style:text-properties fo:font-variant="normal" fo:text-transform="none" fo:color="#34373b" style:text-line-through-style="none" style:text-line-through-type="none" style:text-position="0% 100%" style:font-name="Helvetica Neue1" fo:font-size="16pt" fo:letter-spacing="normal" fo:font-style="normal" style:text-underline-style="none" fo:font-weight="normal" style:font-name-asian="Helvetica Neue1" style:font-size-asian="16pt" style:font-style-asian="normal" style:font-weight-asian="normal" style:font-name-complex="Helvetica Neue1" style:font-size-complex="16pt" style:font-style-complex="normal" style:font-weight-complex="normal"/>
    </style:style>
    <style:style style:name="MT15" style:family="text">
      <style:text-properties fo:font-variant="normal" fo:text-transform="none" fo:color="#ff8080" style:text-line-through-style="none" style:text-line-through-type="none" style:text-position="0% 100%" style:font-name="Bauhaus 93"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MT16" style:family="text">
      <style:text-properties fo:font-variant="normal" fo:text-transform="none" fo:color="#87deaa" style:text-line-through-style="none" style:text-line-through-type="none" style:text-position="0% 100%" style:font-name="Bauhaus 93"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MT17" style:family="text">
      <style:text-properties fo:font-variant="normal" fo:text-transform="none" fo:color="#80b3ff" style:text-line-through-style="none" style:text-line-through-type="none" style:text-position="0% 100%" style:font-name="Bauhaus 93"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1__5f_Default_20_-_20_Titelfolie_20_A" style:display-name="1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20.484cm" svg:height="5.565cm" svg:x="0.978cm" svg:y="14.557cm">
        <draw:image xlink:href="Pictures/1000000000000606000001A3F632A0504C777DBC.png" xlink:type="simple" xlink:show="embed" xlink:actuate="onLoad">
          <text:p/>
        </draw:image>
      </draw:frame>
      <draw:g draw:name="Gruppieren 1">
        <draw:custom-shape draw:name="Shape 16" draw:style-name="Mgr5" draw:text-style-name="MP9" draw:layer="layout" svg:width="11.499cm" svg:height="1.799cm" svg:x="0.402cm" svg:y="20.984cm">
          <text:p text:style-name="MP8"><text:span text:style-name="MT3">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6" draw:text-style-name="MP10" draw:layer="layout" svg:width="11.499cm" svg:height="1.799cm" svg:x="24.013cm" svg:y="20.984cm">
          <text:p text:style-name="MP8"><text:span text:style-name="MT3">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7" draw:text-style-name="MP11" draw:layer="layout" svg:width="11.499cm" svg:height="1.799cm" svg:x="12.265cm" svg:y="20.984cm">
          <text:p text:style-name="MP8"><text:span text:style-name="MT3">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el 1" presentation:style-name="Mpr1" draw:text-style-name="MP13" draw:layer="backgroundobjects" svg:width="33.479cm" svg:height="6.265cm" svg:x="1.28cm" svg:y="1.945cm" presentation:class="title" presentation:user-transformed="true">
        <draw:text-box>
          <text:p text:style-name="MP12"><text:span text:style-name="MT4">Titelmasterformat durch Klicken bearbeiten</text:span></text:p>
        </draw:text-box>
      </draw:frame>
      <draw:frame draw:name="Grafik 3" draw:style-name="Mgr3" draw:text-style-name="MP5" draw:layer="backgroundobjects" svg:width="3.248cm" svg:height="2.171cm" svg:x="32.195cm" svg:y="23.922cm">
        <draw:image xlink:href="Pictures/10000000000000E90000009C9D028F65F908E056.jpg" xlink:type="simple" xlink:show="embed" xlink:actuate="onLoad">
          <text:p/>
        </draw:image>
      </draw:frame>
      <draw:custom-shape draw:name="Textfeld 4" draw:style-name="Mgr8" draw:text-style-name="MP15" draw:layer="backgroundobjects" svg:width="32.485cm" svg:height="2.829cm" svg:x="0.402cm" svg:y="23.433cm">
        <text:p text:style-name="MP14"><text:span text:style-name="MT5">This project has received funding from the European Union’s Horizon 2020 research and innovation programme </text:span></text:p>
        <text:p text:style-name="MP14"><text:span text:style-name="MT5">under grant agreement No 688421.The opinions expressed and arguments employed reflect only the authors' </text:span></text:p>
        <text:p text:style-name="MP14"><text:span text:style-name="MT5">view. The European Commission is not responsible for any use that may be made of that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1__5f_Default_20_-_20_Titelfolie_20_A-outline1" draw:layer="backgroundobjects" svg:width="32.51cm" svg:height="15.712cm" svg:x="1.806cm" svg:y="6.339cm" presentation:class="outline" presentation:placeholder="true">
        <draw:text-box/>
      </draw:frame>
      <presentation:notes style:page-layout-name="PM0">
        <draw:page-thumbnail presentation:style-name="_31__5f_Default_20_-_20_Titelfolie_20_A-title" draw:layer="backgroundobjects" svg:width="14.848cm" svg:height="11.136cm" svg:x="3.075cm" svg:y="2.257cm" presentation:class="page"/>
        <draw:frame presentation:style-name="_31__5f_Default_20_-_20_Titelfolie_20_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Default_20_-_20_Titelfolie_20_A" style:display-name="2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20.484cm" svg:height="5.565cm" svg:x="0.978cm" svg:y="16.947cm">
        <draw:image xlink:href="Pictures/1000000000000606000001A30DB5B56AB0D4805B.png" xlink:type="simple" xlink:show="embed" xlink:actuate="onLoad">
          <text:p/>
        </draw:image>
      </draw:frame>
      <draw:g draw:name="Gruppieren 1">
        <draw:custom-shape draw:name="Shape 16" draw:style-name="Mgr5" draw:text-style-name="MP9" draw:layer="layout" svg:width="11.499cm" svg:height="1.799cm" svg:x="0.402cm" svg:y="23.374cm">
          <text:p text:style-name="MP8"><text:span text:style-name="MT3">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6" draw:text-style-name="MP10" draw:layer="layout" svg:width="11.499cm" svg:height="1.799cm" svg:x="24.013cm" svg:y="23.374cm">
          <text:p text:style-name="MP8"><text:span text:style-name="MT3">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7" draw:text-style-name="MP11" draw:layer="layout" svg:width="11.499cm" svg:height="1.799cm" svg:x="12.265cm" svg:y="23.374cm">
          <text:p text:style-name="MP8"><text:span text:style-name="MT3">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el 1" presentation:style-name="Mpr4" draw:text-style-name="MP13" draw:layer="backgroundobjects" svg:width="33.479cm" svg:height="6.265cm" svg:x="1.28cm" svg:y="4.946cm" presentation:class="title" presentation:user-transformed="true">
        <draw:text-box>
          <text:p text:style-name="MP12"><text:span text:style-name="MT4">Titelmasterformat durch Klicken bearbeiten</text:span></text:p>
        </draw:text-box>
      </draw:frame>
      <draw:frame presentation:style-name="_32__5f_Default_20_-_20_Titelfolie_20_A-outline1" draw:layer="backgroundobjects" svg:width="32.51cm" svg:height="15.712cm" svg:x="1.806cm" svg:y="6.339cm" presentation:class="outline" presentation:placeholder="true">
        <draw:text-box/>
      </draw:frame>
      <presentation:notes style:page-layout-name="PM0">
        <draw:page-thumbnail presentation:style-name="_32__5f_Default_20_-_20_Titelfolie_20_A-title" draw:layer="backgroundobjects" svg:width="14.848cm" svg:height="11.136cm" svg:x="3.075cm" svg:y="2.257cm" presentation:class="page"/>
        <draw:frame presentation:style-name="_32__5f_Default_20_-_20_Titelfolie_20_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_5f_Default_20_-_20_Titelfolie_20_A" style:display-name="3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28.068cm" svg:height="7.626cm" svg:x="0.978cm" svg:y="17.947cm">
        <draw:image xlink:href="Pictures/1000000000000606000001A3B9103F475D9C6F3B.png" xlink:type="simple" xlink:show="embed" xlink:actuate="onLoad">
          <text:p/>
        </draw:image>
      </draw:frame>
      <draw:frame draw:name="Titel 1" presentation:style-name="Mpr7" draw:text-style-name="MP13" draw:layer="backgroundobjects" svg:width="33.479cm" svg:height="6.265cm" svg:x="1.28cm" svg:y="4.95cm" presentation:class="title" presentation:user-transformed="true">
        <draw:text-box>
          <text:p text:style-name="MP12"><text:span text:style-name="MT4">Titelmasterformat durch Klicken bearbeiten</text:span></text:p>
        </draw:text-box>
      </draw:frame>
      <draw:frame draw:name="Grafik 26" draw:style-name="Mgr3" draw:text-style-name="MP5" draw:layer="backgroundobjects" svg:width="2.691cm" svg:height="1.798cm" svg:x="32.748cm" svg:y="0.403cm">
        <draw:image xlink:href="Pictures/10000000000000E90000009C3C48388303EB4D73.jpg" xlink:type="simple" xlink:show="embed" xlink:actuate="onLoad">
          <text:p/>
        </draw:image>
      </draw:frame>
      <draw:custom-shape draw:name="Textfeld 27" draw:style-name="Mgr9" draw:text-style-name="MP15" draw:layer="backgroundobjects" svg:width="21.347cm" svg:height="2.566cm" svg:x="11.261cm" svg:y="0.007cm">
        <text:p text:style-name="MP14"><text:span text:style-name="MT5">This project has received funding from the European Union’s Horizon 2020 research and innovation programme under grant agreement No 6884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3__5f_Default_20_-_20_Titelfolie_20_A-outline1" draw:layer="backgroundobjects" svg:width="32.51cm" svg:height="15.712cm" svg:x="1.806cm" svg:y="6.339cm" presentation:class="outline" presentation:placeholder="true">
        <draw:text-box/>
      </draw:frame>
      <presentation:notes style:page-layout-name="PM0">
        <draw:page-thumbnail presentation:style-name="_33__5f_Default_20_-_20_Titelfolie_20_A-title" draw:layer="backgroundobjects" svg:width="14.848cm" svg:height="11.136cm" svg:x="3.075cm" svg:y="2.257cm" presentation:class="page"/>
        <draw:frame presentation:style-name="_33__5f_Default_20_-_20_Titelfolie_20_A-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_5f_Default_20_-_20_Titelfolie_20_A" style:display-name="5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3" draw:text-style-name="MP5" draw:layer="backgroundobjects" svg:width="20.484cm" svg:height="5.565cm" svg:x="0.978cm" svg:y="13.92cm">
        <draw:image xlink:href="Pictures/1000000000000606000001A378344EAD2060FBBF.png" xlink:type="simple" xlink:show="embed" xlink:actuate="onLoad">
          <text:p/>
        </draw:image>
      </draw:frame>
      <draw:g draw:name="Gruppieren 1">
        <draw:custom-shape draw:name="Shape 16" draw:style-name="Mgr5" draw:text-style-name="MP9" draw:layer="layout" svg:width="11.499cm" svg:height="1.799cm" svg:x="0.402cm" svg:y="20.347cm">
          <text:p text:style-name="MP8"><text:span text:style-name="MT3">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6" draw:text-style-name="MP10" draw:layer="layout" svg:width="11.499cm" svg:height="1.799cm" svg:x="24.013cm" svg:y="20.347cm">
          <text:p text:style-name="MP8"><text:span text:style-name="MT3">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Mgr7" draw:text-style-name="MP11" draw:layer="layout" svg:width="11.499cm" svg:height="1.799cm" svg:x="12.265cm" svg:y="20.348cm">
          <text:p text:style-name="MP8"><text:span text:style-name="MT3">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el 1" presentation:style-name="Mpr10" draw:text-style-name="MP13" draw:layer="backgroundobjects" svg:width="33.479cm" svg:height="6.265cm" svg:x="1.28cm" svg:y="1.945cm" presentation:class="title" presentation:user-transformed="true">
        <draw:text-box>
          <text:p text:style-name="MP12"><text:span text:style-name="MT4">Titelmasterformat durch Klicken bearbeiten</text:span></text:p>
        </draw:text-box>
      </draw:frame>
      <draw:frame draw:name="Grafik 3" draw:style-name="Mgr3" draw:text-style-name="MP5" draw:layer="backgroundobjects" svg:width="3.641cm" svg:height="2.433cm" svg:x="31.785cm" svg:y="22.65cm">
        <draw:image xlink:href="Pictures/10000000000000E90000009CF44C28E8A08FC2BD.jpg" xlink:type="simple" xlink:show="embed" xlink:actuate="onLoad">
          <text:p/>
        </draw:image>
      </draw:frame>
      <draw:frame draw:name="Picture 6" draw:style-name="Mgr3" draw:text-style-name="MP5" draw:layer="backgroundobjects" svg:width="2.642cm" svg:height="2.931cm" svg:x="0.978cm" svg:y="22.65cm">
        <draw:image xlink:href="Pictures/200000250000530A00005C11CEEA1D234D51D714.wmf" xlink:type="simple" xlink:show="embed" xlink:actuate="onLoad">
          <text:p/>
        </draw:image>
      </draw:frame>
      <draw:custom-shape draw:name="Textfeld 4" draw:style-name="Mgr8" draw:text-style-name="MP15" draw:layer="backgroundobjects" svg:width="35.024cm" svg:height="2.829cm" svg:x="0.402cm" svg:y="22.167cm">
        <text:p text:style-name="MP16"><text:span text:style-name="MT6">This project has received funding from the European Union’s Horizon 2020 research and innovation programme </text:span></text:p>
        <text:p text:style-name="MP16"><text:span text:style-name="MT6">under grant agreement No 688421.The opinions expressed and arguments employed reflect only the authors' </text:span></text:p>
        <text:p text:style-name="MP16"><text:span text:style-name="MT6">view. The European Commission is not responsible for any use that may be made of that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0" draw:text-style-name="MP15" draw:layer="backgroundobjects" svg:width="35.024cm" svg:height="1.435cm" svg:x="0.402cm" svg:y="25.095cm">
        <text:p text:style-name="MP16"><text:span text:style-name="MT6">Supported by the Swiss State Secretariat for Education, Research and Innovation under contract number 15.0268. </text:span></text:p>
        <text:p text:style-name="MP16"><text:span text:style-name="MT6">The opinions expressed and arguments employed herein do not necessarily reflect the official views of the Swiss Gover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5__5f_Default_20_-_20_Titelfolie_20_A-outline1" draw:layer="backgroundobjects" svg:width="32.51cm" svg:height="15.712cm" svg:x="1.806cm" svg:y="6.339cm" presentation:class="outline" presentation:placeholder="true">
        <draw:text-box/>
      </draw:frame>
      <presentation:notes style:page-layout-name="PM0">
        <draw:page-thumbnail presentation:style-name="_35__5f_Default_20_-_20_Titelfolie_20_A-title" draw:layer="backgroundobjects" svg:width="14.848cm" svg:height="11.136cm" svg:x="3.075cm" svg:y="2.257cm" presentation:class="page"/>
        <draw:frame presentation:style-name="_35__5f_Default_20_-_20_Titelfolie_20_A-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_5f_Default_20_-_20_Titelfolie_20_A" style:display-name="4_Default - Titelfolie A" style:page-layout-name="PM1" draw:style-name="Mdp1">
      <draw:frame draw:name="Grafik 24" draw:style-name="Mgr3" draw:text-style-name="MP5" draw:layer="backgroundobjects" drawooo:display="printer"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drawooo:display="printer"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13" draw:text-style-name="MP17" draw:layer="backgroundobjects" svg:width="21.308cm" svg:height="6.265cm" svg:x="13.451cm" svg:y="6.68cm" presentation:class="title" presentation:user-transformed="true">
        <draw:text-box>
          <text:p text:style-name="MP8"><text:span text:style-name="MT7">Titelmasterformat bearbeiten</text:span></text:p>
        </draw:text-box>
      </draw:frame>
      <draw:frame draw:name="Grafik 13" draw:style-name="Mgr3" draw:text-style-name="MP5" draw:layer="backgroundobjects" svg:width="12.8cm" svg:height="4.839cm" svg:x="2.06cm" svg:y="20.347cm">
        <draw:image xlink:href="Pictures/10000201000000F60000005D4D76FF802426232F.png" xlink:type="simple" xlink:show="embed" xlink:actuate="onLoad">
          <text:p/>
        </draw:image>
      </draw:frame>
      <draw:custom-shape draw:name="Textfeld 14" draw:style-name="Mgr11" draw:text-style-name="MP15" draw:layer="backgroundobjects" svg:width="15.055cm" svg:height="2.824cm" svg:x="14.982cm" svg:y="22.7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Default_20_-_20_Titelfolie_20_A-outline1" draw:layer="backgroundobjects" svg:width="32.51cm" svg:height="15.712cm" svg:x="1.806cm" svg:y="6.339cm" presentation:class="outline" presentation:placeholder="true">
        <draw:text-box/>
      </draw:frame>
      <draw:line presentation:style-name="Mpr14" draw:text-style-name="MP18" draw:layer="backgroundobjects" svg:x1="13.716cm" svg:y1="12.945cm" svg:x2="34.316cm" svg:y2="12.945cm">
        <text:p/>
      </draw:line>
      <presentation:notes style:page-layout-name="PM0">
        <draw:page-thumbnail presentation:style-name="_34__5f_Default_20_-_20_Titelfolie_20_A-title" draw:layer="backgroundobjects" svg:width="14.848cm" svg:height="11.136cm" svg:x="3.075cm" svg:y="2.257cm" presentation:class="page"/>
        <draw:frame presentation:style-name="_34__5f_Default_20_-_20_Titelfolie_20_A-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_20_Inhalt_20_1-spaltig" style:display-name="Default - Inhalt 1-spaltig" style:page-layout-name="PM1" draw:style-name="Mdp1">
      <draw:frame draw:name="Grafik 24" draw:style-name="Mgr3" draw:text-style-name="MP5" draw:layer="backgroundobjects"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17" draw:text-style-name="MP19" draw:layer="backgroundobjects" svg:width="27.499cm" svg:height="3.839cm" svg:x="1.279cm" svg:y="2.452cm" presentation:class="title" presentation:user-transformed="true">
        <draw:text-box>
          <text:p text:style-name="MP8"><text:span text:style-name="MT8">Titelmasterformat durch Klicken bearbeiten</text:span></text:p>
        </draw:text-box>
      </draw:frame>
      <draw:custom-shape draw:name="Rectangle 4" draw:style-name="Mgr12" draw:text-style-name="MP20" draw:layer="backgroundobjects" svg:width="28.228cm" svg:height="0.126cm" svg:x="1.26cm" svg:y="2.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3" draw:text-style-name="MP5" draw:layer="backgroundobjects" svg:width="5.19cm" svg:height="3.391cm" svg:x="29.77cm" svg:y="2.354cm">
        <draw:image xlink:href="Pictures/10000000000000DE000000919A176948691ECA8C.png" xlink:type="simple" xlink:show="embed" xlink:actuate="onLoad">
          <text:p/>
        </draw:image>
      </draw:frame>
      <draw:frame draw:name="Textplatzhalter 9" presentation:style-name="Mpr18" draw:text-style-name="MP24" draw:layer="backgroundobjects" svg:width="33.479cm" svg:height="17.105cm" svg:x="1.279cm" svg:y="7.642cm" presentation:class="outline" presentation:user-transformed="true">
        <draw:text-box>
          <text:list text:style-name="ML3">
            <text:list-item>
              <text:p text:style-name="MP21"><text:span text:style-name="MT9">Click to edit the outline text format</text:span></text:p>
              <text:list>
                <text:list-item>
                  <text:p text:style-name="MP21"><text:span text:style-name="MT9">Second Outline Level</text:span></text:p>
                  <text:list>
                    <text:list-item>
                      <text:p text:style-name="MP21"><text:span text:style-name="MT9">Third Outline Level</text:span></text:p>
                      <text:list>
                        <text:list-item>
                          <text:p text:style-name="MP21"><text:span text:style-name="MT9">Fourth Outline Level</text:span></text:p>
                          <text:list>
                            <text:list-item>
                              <text:p text:style-name="MP21"><text:span text:style-name="MT9">Fifth Outline Level</text:span></text:p>
                              <text:list>
                                <text:list-item>
                                  <text:p text:style-name="MP21"><text:span text:style-name="MT9">Sixth Outline Level</text:span></text:p>
                                  <text:list>
                                    <text:list-item>
                                      <text:p text:style-name="MP22"><text:span text:style-name="MT9">Seventh Outline LevelTextmasterformat </text:span><text:span text:style-name="MT9">bearbeiten</text:span></text:p>
                                      <text:list>
                                        <text:list-item>
                                          <text:p text:style-name="MP22"><text:span text:style-name="MT10">Zweite Ebene</text:span></text:p>
                                          <text:list>
                                            <text:list-item>
                                              <text:p text:style-name="MP22"><text:span text:style-name="MT11">Dritte Ebene</text:span></text:p>
                                              <text:list>
                                                <text:list-item>
                                                  <text:p text:style-name="MP23"><text:span text:style-name="MT12">Vierte Ebene</text:span></text:p>
                                                </text:list-item>
                                                <text:list-item>
                                                  <text:p text:style-name="MP23"><text:span text:style-name="MT13">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8" presentation:style-name="Mpr19" draw:text-style-name="MP26" draw:layer="backgroundobjects" svg:width="3.499cm" svg:height="0.999cm" svg:x="5.583cm" svg:y="25.348cm" presentation:class="date-time" presentation:user-transformed="true">
        <draw:text-box>
          <text:p text:style-name="MP25"><text:span text:style-name="MT14">29.01.2016</text:span></text:p>
        </draw:text-box>
      </draw:frame>
      <draw:frame draw:name="Foliennummernplatzhalter 20" presentation:style-name="Mpr19" draw:text-style-name="MP26" draw:layer="backgroundobjects" svg:width="1.999cm" svg:height="0.999cm" svg:x="32.706cm" svg:y="25.348cm" presentation:class="page-number" presentation:user-transformed="true">
        <draw:text-box>
          <text:p text:style-name="MP25"><text:span text:style-name="MT14"><text:page-number>&lt;number&gt;</text:page-number></text:span></text:p>
        </draw:text-box>
      </draw:frame>
      <presentation:notes style:page-layout-name="PM0">
        <draw:page-thumbnail presentation:style-name="Default_20_-_20_Inhalt_20_1-spaltig-title" draw:layer="backgroundobjects" svg:width="14.848cm" svg:height="11.136cm" svg:x="3.075cm" svg:y="2.257cm" presentation:class="page"/>
        <draw:frame presentation:style-name="Default_20_-_20_Inhalt_20_1-spaltig-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easurement_20_Layout" style:display-name="Measurement Layout" style:page-layout-name="PM1" draw:style-name="Mdp1">
      <draw:frame draw:name="Grafik 24" draw:style-name="Mgr3" draw:text-style-name="MP5" draw:layer="backgroundobjects"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2" draw:text-style-name="MP19" draw:layer="backgroundobjects" svg:width="27.499cm" svg:height="3.839cm" svg:x="1.279cm" svg:y="2.452cm" presentation:class="title" presentation:user-transformed="true">
        <draw:text-box>
          <text:p text:style-name="MP8"><text:span text:style-name="MT8">Titelmasterformat durch Klicken bearbeiten</text:span></text:p>
        </draw:text-box>
      </draw:frame>
      <draw:frame draw:name="Textplatzhalter 9" presentation:style-name="Mpr23" draw:text-style-name="MP24" draw:layer="backgroundobjects" svg:width="33.479cm" svg:height="17.105cm" svg:x="1.279cm" svg:y="7.642cm" presentation:class="outline" presentation:user-transformed="true">
        <draw:text-box>
          <text:list text:style-name="ML3">
            <text:list-item>
              <text:p text:style-name="MP21"><text:span text:style-name="MT9">Click to edit the outline text format</text:span></text:p>
              <text:list>
                <text:list-item>
                  <text:p text:style-name="MP21"><text:span text:style-name="MT9">Second Outline Level</text:span></text:p>
                  <text:list>
                    <text:list-item>
                      <text:p text:style-name="MP21"><text:span text:style-name="MT9">Third Outline Level</text:span></text:p>
                      <text:list>
                        <text:list-item>
                          <text:p text:style-name="MP21"><text:span text:style-name="MT9">Fourth Outline Level</text:span></text:p>
                          <text:list>
                            <text:list-item>
                              <text:p text:style-name="MP21"><text:span text:style-name="MT9">Fifth Outline Level</text:span></text:p>
                              <text:list>
                                <text:list-item>
                                  <text:p text:style-name="MP21"><text:span text:style-name="MT9">Sixth Outline Level</text:span></text:p>
                                  <text:list>
                                    <text:list-item>
                                      <text:p text:style-name="MP22"><text:span text:style-name="MT9">Seventh Outline LevelTextmasterformat </text:span><text:span text:style-name="MT9">bearbeiten</text:span></text:p>
                                      <text:list>
                                        <text:list-item>
                                          <text:p text:style-name="MP22"><text:span text:style-name="MT10">Zweite Ebene</text:span></text:p>
                                          <text:list>
                                            <text:list-item>
                                              <text:p text:style-name="MP22"><text:span text:style-name="MT11">Dritte Ebene</text:span></text:p>
                                              <text:list>
                                                <text:list-item>
                                                  <text:p text:style-name="MP23"><text:span text:style-name="MT12">Vierte Ebene</text:span></text:p>
                                                </text:list-item>
                                                <text:list-item>
                                                  <text:p text:style-name="MP23"><text:span text:style-name="MT13">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tangle 4" draw:style-name="Mgr13" draw:text-style-name="MP9" draw:layer="backgroundobjects" svg:width="28.228cm" svg:height="0.126cm" svg:x="1.26cm" svg:y="2.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14" draw:text-style-name="MP15" draw:layer="backgroundobjects" svg:width="6.187cm" svg:height="1.3cm" svg:x="23.637cm" svg:y="1.04cm">
        <text:p text:style-name="MP27"><text:span text:style-name="MT15">measur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3" draw:style-name="Mgr3" draw:text-style-name="MP5" draw:layer="backgroundobjects" svg:width="5.295cm" svg:height="5.295cm" svg:x="29.768cm" svg:y="1.25cm">
        <draw:image xlink:href="Pictures/10000201000000E6000000E6313F2C75B616C07C.png" xlink:type="simple" xlink:show="embed" xlink:actuate="onLoad">
          <text:p/>
        </draw:image>
      </draw:frame>
      <draw:frame draw:name="Foliennummernplatzhalter 20" presentation:style-name="Mpr24" draw:text-style-name="MP26" draw:layer="backgroundobjects" svg:width="1.999cm" svg:height="0.999cm" svg:x="32.706cm" svg:y="25.348cm" presentation:class="page-number" presentation:user-transformed="true">
        <draw:text-box>
          <text:p text:style-name="MP25"><text:span text:style-name="MT14"><text:page-number>&lt;number&gt;</text:page-number></text:span></text:p>
        </draw:text-box>
      </draw:frame>
      <draw:frame draw:name="Datumsplatzhalter 8" presentation:style-name="Mpr24" draw:text-style-name="MP26" draw:layer="backgroundobjects" svg:width="3.499cm" svg:height="0.999cm" svg:x="5.583cm" svg:y="25.348cm" presentation:class="date-time" presentation:user-transformed="true">
        <draw:text-box>
          <text:p text:style-name="MP25"><text:span text:style-name="MT14">29.01.2016</text:span></text:p>
        </draw:text-box>
      </draw:frame>
      <presentation:notes style:page-layout-name="PM0">
        <draw:page-thumbnail presentation:style-name="Measurement_20_Layout-title" draw:layer="backgroundobjects" svg:width="14.848cm" svg:height="11.136cm" svg:x="3.075cm" svg:y="2.257cm" presentation:class="page"/>
        <draw:frame presentation:style-name="Measurement_20_Layou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rchitecture_20_Layout" style:display-name="Architecture Layout" style:page-layout-name="PM1" draw:style-name="Mdp1">
      <draw:frame draw:name="Grafik 24" draw:style-name="Mgr3" draw:text-style-name="MP5" draw:layer="backgroundobjects"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27" draw:text-style-name="MP19" draw:layer="backgroundobjects" svg:width="27.499cm" svg:height="3.839cm" svg:x="1.279cm" svg:y="2.452cm" presentation:class="title" presentation:user-transformed="true">
        <draw:text-box>
          <text:p text:style-name="MP8"><text:span text:style-name="MT8">Titelmasterformat durch Klicken bearbeiten</text:span></text:p>
        </draw:text-box>
      </draw:frame>
      <draw:frame draw:name="Textplatzhalter 9" presentation:style-name="Mpr28" draw:text-style-name="MP24" draw:layer="backgroundobjects" svg:width="33.479cm" svg:height="17.105cm" svg:x="1.279cm" svg:y="7.642cm" presentation:class="outline" presentation:user-transformed="true">
        <draw:text-box>
          <text:list text:style-name="ML3">
            <text:list-item>
              <text:p text:style-name="MP21"><text:span text:style-name="MT9">Click to edit the outline text format</text:span></text:p>
              <text:list>
                <text:list-item>
                  <text:p text:style-name="MP21"><text:span text:style-name="MT9">Second Outline Level</text:span></text:p>
                  <text:list>
                    <text:list-item>
                      <text:p text:style-name="MP21"><text:span text:style-name="MT9">Third Outline Level</text:span></text:p>
                      <text:list>
                        <text:list-item>
                          <text:p text:style-name="MP21"><text:span text:style-name="MT9">Fourth Outline Level</text:span></text:p>
                          <text:list>
                            <text:list-item>
                              <text:p text:style-name="MP21"><text:span text:style-name="MT9">Fifth Outline Level</text:span></text:p>
                              <text:list>
                                <text:list-item>
                                  <text:p text:style-name="MP21"><text:span text:style-name="MT9">Sixth Outline Level</text:span></text:p>
                                  <text:list>
                                    <text:list-item>
                                      <text:p text:style-name="MP22"><text:span text:style-name="MT9">Seventh Outline LevelTextmasterformat </text:span><text:span text:style-name="MT9">bearbeiten</text:span></text:p>
                                      <text:list>
                                        <text:list-item>
                                          <text:p text:style-name="MP22"><text:span text:style-name="MT10">Zweite Ebene</text:span></text:p>
                                          <text:list>
                                            <text:list-item>
                                              <text:p text:style-name="MP22"><text:span text:style-name="MT11">Dritte Ebene</text:span></text:p>
                                              <text:list>
                                                <text:list-item>
                                                  <text:p text:style-name="MP23"><text:span text:style-name="MT12">Vierte Ebene</text:span></text:p>
                                                </text:list-item>
                                                <text:list-item>
                                                  <text:p text:style-name="MP23"><text:span text:style-name="MT13">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tangle 4" draw:style-name="Mgr15" draw:text-style-name="MP11" draw:layer="backgroundobjects" svg:width="28.228cm" svg:height="0.126cm" svg:x="1.26cm" svg:y="2.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Mgr14" draw:text-style-name="MP15" draw:layer="backgroundobjects" svg:width="5.399cm" svg:height="1.3cm" svg:x="24.3cm" svg:y="1.04cm">
        <text:p text:style-name="MP27"><text:span text:style-name="MT16">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5" draw:style-name="Mgr3" draw:text-style-name="MP5" draw:layer="backgroundobjects" svg:width="5.293cm" svg:height="5.293cm" svg:x="29.77cm" svg:y="1.252cm">
        <draw:image xlink:href="Pictures/10000201000000E6000000E6D5DE86083DC39522.png" xlink:type="simple" xlink:show="embed" xlink:actuate="onLoad">
          <text:p/>
        </draw:image>
      </draw:frame>
      <draw:frame draw:name="Foliennummernplatzhalter 20" presentation:style-name="Mpr29" draw:text-style-name="MP26" draw:layer="backgroundobjects" svg:width="1.999cm" svg:height="0.999cm" svg:x="32.706cm" svg:y="25.348cm" presentation:class="page-number" presentation:user-transformed="true">
        <draw:text-box>
          <text:p text:style-name="MP25"><text:span text:style-name="MT14"><text:page-number>&lt;number&gt;</text:page-number></text:span></text:p>
        </draw:text-box>
      </draw:frame>
      <draw:frame draw:name="Datumsplatzhalter 8" presentation:style-name="Mpr29" draw:text-style-name="MP26" draw:layer="backgroundobjects" svg:width="3.499cm" svg:height="0.999cm" svg:x="5.583cm" svg:y="25.348cm" presentation:class="date-time" presentation:user-transformed="true">
        <draw:text-box>
          <text:p text:style-name="MP25"><text:span text:style-name="MT14">29.01.2016</text:span></text:p>
        </draw:text-box>
      </draw:frame>
      <presentation:notes style:page-layout-name="PM0">
        <draw:page-thumbnail presentation:style-name="Architecture_20_Layout-title" draw:layer="backgroundobjects" svg:width="14.848cm" svg:height="11.136cm" svg:x="3.075cm" svg:y="2.257cm" presentation:class="page"/>
        <draw:frame presentation:style-name="Architecture_20_Layout-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xperimentation_20_Layout" style:display-name="Experimentation Layout" style:page-layout-name="PM1" draw:style-name="Mdp1">
      <draw:frame draw:name="Grafik 24" draw:style-name="Mgr3" draw:text-style-name="MP5" draw:layer="backgroundobjects" svg:width="3.514cm" svg:height="1.328cm" svg:x="1.46cm" svg:y="24.948cm">
        <draw:image xlink:href="Pictures/10000201000000F60000005D4D76FF802426232F.png" xlink:type="simple" xlink:show="embed" xlink:actuate="onLoad">
          <text:p/>
        </draw:image>
      </draw:frame>
      <draw:custom-shape draw:name="Textplatzhalter 24" draw:style-name="Mgr4" draw:text-style-name="MP7" draw:layer="backgroundobjects" svg:width="22.401cm" svg:height="0.999cm" svg:x="9.661cm" svg:y="25.348cm">
        <text:p text:style-name="MP6"><text:span text:style-name="MT2">&lt;Name&gt;: &lt;Title&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2" draw:text-style-name="MP19" draw:layer="backgroundobjects" svg:width="27.499cm" svg:height="3.839cm" svg:x="1.279cm" svg:y="2.452cm" presentation:class="title" presentation:user-transformed="true">
        <draw:text-box>
          <text:p text:style-name="MP8"><text:span text:style-name="MT8">Titelmasterformat durch Klicken bearbeiten</text:span></text:p>
        </draw:text-box>
      </draw:frame>
      <draw:frame draw:name="Textplatzhalter 9" presentation:style-name="Mpr33" draw:text-style-name="MP24" draw:layer="backgroundobjects" svg:width="33.479cm" svg:height="17.105cm" svg:x="1.279cm" svg:y="7.642cm" presentation:class="outline" presentation:user-transformed="true">
        <draw:text-box>
          <text:list text:style-name="ML3">
            <text:list-item>
              <text:p text:style-name="MP21"><text:span text:style-name="MT9">Click to edit the outline text format</text:span></text:p>
              <text:list>
                <text:list-item>
                  <text:p text:style-name="MP21"><text:span text:style-name="MT9">Second Outline Level</text:span></text:p>
                  <text:list>
                    <text:list-item>
                      <text:p text:style-name="MP21"><text:span text:style-name="MT9">Third Outline Level</text:span></text:p>
                      <text:list>
                        <text:list-item>
                          <text:p text:style-name="MP21"><text:span text:style-name="MT9">Fourth Outline Level</text:span></text:p>
                          <text:list>
                            <text:list-item>
                              <text:p text:style-name="MP21"><text:span text:style-name="MT9">Fifth Outline Level</text:span></text:p>
                              <text:list>
                                <text:list-item>
                                  <text:p text:style-name="MP21"><text:span text:style-name="MT9">Sixth Outline Level</text:span></text:p>
                                  <text:list>
                                    <text:list-item>
                                      <text:p text:style-name="MP22"><text:span text:style-name="MT9">Seventh Outline LevelTextmasterformat </text:span><text:span text:style-name="MT9">bearbeiten</text:span></text:p>
                                      <text:list>
                                        <text:list-item>
                                          <text:p text:style-name="MP22"><text:span text:style-name="MT10">Zweite Ebene</text:span></text:p>
                                          <text:list>
                                            <text:list-item>
                                              <text:p text:style-name="MP22"><text:span text:style-name="MT11">Dritte Ebene</text:span></text:p>
                                              <text:list>
                                                <text:list-item>
                                                  <text:p text:style-name="MP23"><text:span text:style-name="MT12">Vierte Ebene</text:span></text:p>
                                                </text:list-item>
                                                <text:list-item>
                                                  <text:p text:style-name="MP23"><text:span text:style-name="MT13">Fünfte Ebene</text:span></text:p>
                                                </text:list-item>
                                              </text:list>
                                            </text:list-item>
                                          </text:list>
                                        </text:list-item>
                                      </text:list>
                                    </text:list-item>
                                  </text:list>
                                </text:list-item>
                              </text:list>
                            </text:list-item>
                          </text:list>
                        </text:list-item>
                      </text:list>
                    </text:list-item>
                  </text:list>
                </text:list-item>
              </text:list>
            </text:list-item>
          </text:list>
        </draw:text-box>
      </draw:frame>
      <draw:custom-shape draw:name="Rectangle 4" draw:style-name="Mgr16" draw:text-style-name="MP10" draw:layer="backgroundobjects" svg:width="28.228cm" svg:height="0.126cm" svg:x="1.26cm" svg:y="2.3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Mgr14" draw:text-style-name="MP15" draw:layer="backgroundobjects" svg:width="7.283cm" svg:height="1.3cm" svg:x="22.568cm" svg:y="1.04cm">
        <text:p text:style-name="MP27"><text:span text:style-name="MT17">experimen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6" draw:style-name="Mgr3" draw:text-style-name="MP5" draw:layer="backgroundobjects" svg:width="5.293cm" svg:height="5.293cm" svg:x="29.77cm" svg:y="1.25cm">
        <draw:image xlink:href="Pictures/10000201000000E6000000E621B7C057060FB802.png" xlink:type="simple" xlink:show="embed" xlink:actuate="onLoad">
          <text:p/>
        </draw:image>
      </draw:frame>
      <draw:frame draw:name="Foliennummernplatzhalter 20" presentation:style-name="Mpr34" draw:text-style-name="MP26" draw:layer="backgroundobjects" svg:width="1.999cm" svg:height="0.999cm" svg:x="32.706cm" svg:y="25.348cm" presentation:class="page-number" presentation:user-transformed="true">
        <draw:text-box>
          <text:p text:style-name="MP25"><text:span text:style-name="MT14"><text:page-number>&lt;number&gt;</text:page-number></text:span></text:p>
        </draw:text-box>
      </draw:frame>
      <draw:frame draw:name="Datumsplatzhalter 8" presentation:style-name="Mpr34" draw:text-style-name="MP26" draw:layer="backgroundobjects" svg:width="3.499cm" svg:height="0.999cm" svg:x="5.583cm" svg:y="25.348cm" presentation:class="date-time" presentation:user-transformed="true">
        <draw:text-box>
          <text:p text:style-name="MP25"><text:span text:style-name="MT14">29.01.2016</text:span></text:p>
        </draw:text-box>
      </draw:frame>
      <presentation:notes style:page-layout-name="PM0">
        <draw:page-thumbnail presentation:style-name="Experimentation_20_Layout-title" draw:layer="backgroundobjects" svg:width="14.848cm" svg:height="11.136cm" svg:x="3.075cm" svg:y="2.257cm" presentation:class="page"/>
        <draw:frame presentation:style-name="Experimentation_20_Layou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6</meta:editing-cycles>
    <meta:editing-duration>PT3H20M58S</meta:editing-duration>
    <meta:generator>LibreOffice/5.1.6.2$Linux_X86_64 LibreOffice_project/10m0$Build-2</meta:generator>
    <meta:creation-date>2017-06-26T11:17:29.720826810</meta:creation-date>
    <dc:date>2017-06-26T14:39:08.481539510</dc:date>
    <meta:document-statistic meta:object-count="21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enutzerdefiniert</meta:user-defined>
    <meta:user-defined meta:name="ScaleCrop" meta:value-type="boolean">false</meta:user-defined>
    <meta:user-defined meta:name="ShareDoc" meta:value-type="boolean">false</meta:user-defined>
    <meta:user-defined meta:name="Slides" meta:value-type="float">9</meta:user-defined>
  </office:meta>
</office:document-meta>
</file>